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2"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officeooo:rsid="0016ed8f" officeooo:paragraph-rsid="0016ed8f"/>
    </style:style>
    <style:style style:name="P2" style:family="paragraph" style:parent-style-name="Text_20_body">
      <style:text-properties officeooo:rsid="00467403" officeooo:paragraph-rsid="0016ed8f"/>
    </style:style>
    <style:style style:name="P3" style:family="paragraph" style:parent-style-name="Text_20_body">
      <style:text-properties fo:language="pt" fo:country="BR" officeooo:rsid="002fad3c" officeooo:paragraph-rsid="0016ed8f"/>
    </style:style>
    <style:style style:name="P4" style:family="paragraph" style:parent-style-name="Text_20_body">
      <style:text-properties fo:language="pt" fo:country="BR" officeooo:rsid="003560a6" officeooo:paragraph-rsid="0016ed8f"/>
    </style:style>
    <style:style style:name="P5" style:family="paragraph" style:parent-style-name="Text_20_body">
      <style:text-properties fo:language="pt" fo:country="BR" officeooo:rsid="003277a7" officeooo:paragraph-rsid="0016ed8f"/>
    </style:style>
    <style:style style:name="P6" style:family="paragraph" style:parent-style-name="Text_20_body">
      <style:text-properties fo:language="pt" fo:country="BR" officeooo:rsid="002c5fa4" officeooo:paragraph-rsid="0016ed8f"/>
    </style:style>
    <style:style style:name="P7" style:family="paragraph" style:parent-style-name="Text_20_body">
      <style:text-properties fo:language="pt" fo:country="BR" officeooo:rsid="000c1da1" officeooo:paragraph-rsid="0016ed8f"/>
    </style:style>
    <style:style style:name="P8" style:family="paragraph" style:parent-style-name="Text_20_body">
      <style:text-properties fo:language="pt" fo:country="BR" officeooo:rsid="0043f82c" officeooo:paragraph-rsid="0016ed8f"/>
    </style:style>
    <style:style style:name="P9" style:family="paragraph" style:parent-style-name="Text_20_body">
      <style:text-properties fo:language="pt" fo:country="BR" officeooo:rsid="00455a78" officeooo:paragraph-rsid="0016ed8f"/>
    </style:style>
    <style:style style:name="P10" style:family="paragraph" style:parent-style-name="Text_20_body">
      <style:text-properties fo:language="pt" fo:country="BR" officeooo:rsid="004d337a" officeooo:paragraph-rsid="0016ed8f"/>
    </style:style>
    <style:style style:name="P11" style:family="paragraph" style:parent-style-name="Text_20_body">
      <style:text-properties fo:language="pt" fo:country="BR" officeooo:rsid="004f22f0" officeooo:paragraph-rsid="0016ed8f"/>
    </style:style>
    <style:style style:name="P12" style:family="paragraph" style:parent-style-name="Text_20_body">
      <style:text-properties fo:language="pt" fo:country="BR" officeooo:paragraph-rsid="0016ed8f"/>
    </style:style>
    <style:style style:name="P13" style:family="paragraph" style:parent-style-name="Text_20_body">
      <style:text-properties fo:language="pt" fo:country="BR" officeooo:paragraph-rsid="0020a0e8"/>
    </style:style>
    <style:style style:name="P14" style:family="paragraph" style:parent-style-name="Text_20_body">
      <style:text-properties fo:language="pt" fo:country="BR" officeooo:paragraph-rsid="002bbd4f"/>
    </style:style>
    <style:style style:name="P15" style:family="paragraph" style:parent-style-name="Text_20_body">
      <style:text-properties style:font-name="Liberation Mono" fo:language="pt" fo:country="BR" officeooo:rsid="0017dc1c" officeooo:paragraph-rsid="0016ed8f"/>
    </style:style>
    <style:style style:name="P16" style:family="paragraph" style:parent-style-name="Text_20_body">
      <style:text-properties style:font-name="Liberation Mono" fo:language="pt" fo:country="BR" officeooo:rsid="00455a78" officeooo:paragraph-rsid="0016ed8f"/>
    </style:style>
    <style:style style:name="P17" style:family="paragraph" style:parent-style-name="Text_20_body">
      <style:text-properties style:font-name="Times New Roman" fo:language="pt" fo:country="BR" officeooo:rsid="004783c9" officeooo:paragraph-rsid="0016ed8f"/>
    </style:style>
    <style:style style:name="P18" style:family="paragraph" style:parent-style-name="Text_20_body">
      <style:text-properties style:font-name="Times New Roman" fo:language="pt" fo:country="BR" officeooo:rsid="0056a947" officeooo:paragraph-rsid="0016ed8f"/>
    </style:style>
    <style:style style:name="P19" style:family="paragraph" style:parent-style-name="Text_20_body">
      <style:text-properties style:font-name="Times New Roman" fo:language="pt" fo:country="BR" officeooo:rsid="001c4667" officeooo:paragraph-rsid="0020a0e8"/>
    </style:style>
    <style:style style:name="P20" style:family="paragraph" style:parent-style-name="Text_20_body">
      <style:text-properties style:font-name="Times New Roman" fo:language="pt" fo:country="BR" officeooo:rsid="001f5f5a" officeooo:paragraph-rsid="0020a0e8"/>
    </style:style>
    <style:style style:name="P21" style:family="paragraph" style:parent-style-name="Text_20_body">
      <style:text-properties officeooo:rsid="0047bb7f" officeooo:paragraph-rsid="0016ed8f"/>
    </style:style>
    <style:style style:name="P22" style:family="paragraph" style:parent-style-name="Text_20_body">
      <style:text-properties fo:color="#ff0000" officeooo:rsid="005be90b" officeooo:paragraph-rsid="0016ed8f"/>
    </style:style>
    <style:style style:name="P23" style:family="paragraph" style:parent-style-name="Text_20_body">
      <style:text-properties fo:color="#ff0000" fo:language="pt" fo:country="BR" officeooo:rsid="005cb420" officeooo:paragraph-rsid="0016ed8f"/>
    </style:style>
    <style:style style:name="P24" style:family="paragraph" style:parent-style-name="Text_20_body">
      <style:text-properties officeooo:rsid="003efa25" officeooo:paragraph-rsid="0016ed8f"/>
    </style:style>
    <style:style style:name="P25" style:family="paragraph" style:parent-style-name="Text_20_body">
      <style:text-properties officeooo:paragraph-rsid="0016ed8f"/>
    </style:style>
    <style:style style:name="P26" style:family="paragraph" style:parent-style-name="Text_20_body">
      <style:text-properties officeooo:paragraph-rsid="0020a0e8"/>
    </style:style>
    <style:style style:name="P27" style:family="paragraph" style:parent-style-name="Text_20_body">
      <style:text-properties style:use-window-font-color="true" fo:font-weight="normal" officeooo:rsid="00277700" officeooo:paragraph-rsid="00248eb0" style:font-weight-asian="normal" style:font-weight-complex="normal"/>
    </style:style>
    <style:style style:name="P28" style:family="paragraph" style:parent-style-name="Text_20_body">
      <style:text-properties style:use-window-font-color="true" fo:font-weight="normal" officeooo:rsid="0025ef38" officeooo:paragraph-rsid="00248eb0" style:font-weight-asian="normal" style:font-weight-complex="normal"/>
    </style:style>
    <style:style style:name="P29" style:family="paragraph" style:parent-style-name="Text_20_body">
      <style:text-properties style:use-window-font-color="true" officeooo:rsid="0025ef38" officeooo:paragraph-rsid="00248eb0"/>
    </style:style>
    <style:style style:name="P30" style:family="paragraph" style:parent-style-name="Text_20_body">
      <style:text-properties style:use-window-font-color="true" style:font-name="Times New Roman" fo:font-weight="normal" officeooo:rsid="00277700" officeooo:paragraph-rsid="00248eb0" style:font-weight-asian="normal" style:font-weight-complex="normal"/>
    </style:style>
    <style:style style:name="P31" style:family="paragraph" style:parent-style-name="Text_20_body">
      <style:text-properties officeooo:paragraph-rsid="00248eb0"/>
    </style:style>
    <style:style style:name="P32" style:family="paragraph" style:parent-style-name="Text_20_body">
      <style:text-properties officeooo:rsid="001ac03f" officeooo:paragraph-rsid="00248eb0"/>
    </style:style>
    <style:style style:name="P33" style:family="paragraph" style:parent-style-name="Text_20_body">
      <style:text-properties fo:font-weight="normal" officeooo:paragraph-rsid="00248eb0" style:font-weight-asian="normal" style:font-weight-complex="normal"/>
    </style:style>
    <style:style style:name="P34" style:family="paragraph" style:parent-style-name="Text_20_body">
      <style:text-properties officeooo:rsid="001f227a" officeooo:paragraph-rsid="001f227a"/>
    </style:style>
    <style:style style:name="P35" style:family="paragraph" style:parent-style-name="Text_20_body">
      <style:text-properties officeooo:rsid="001efd82" officeooo:paragraph-rsid="0020a0e8"/>
    </style:style>
    <style:style style:name="P36" style:family="paragraph" style:parent-style-name="Text_20_body">
      <style:text-properties officeooo:rsid="001752c8" officeooo:paragraph-rsid="001752c8"/>
    </style:style>
    <style:style style:name="P37" style:family="paragraph" style:parent-style-name="Text_20_body">
      <style:text-properties officeooo:paragraph-rsid="002bbd4f"/>
    </style:style>
    <style:style style:name="P38" style:family="paragraph" style:parent-style-name="Text_20_body">
      <style:text-properties officeooo:rsid="0020a0e8" officeooo:paragraph-rsid="0020a0e8"/>
    </style:style>
    <style:style style:name="P39" style:family="paragraph" style:parent-style-name="Text_20_body">
      <style:text-properties officeooo:rsid="002bbd4f" officeooo:paragraph-rsid="002bbd4f"/>
    </style:style>
    <style:style style:name="P40" style:family="paragraph" style:parent-style-name="Text_20_body">
      <style:text-properties officeooo:rsid="001d5bce" officeooo:paragraph-rsid="002fd24e"/>
    </style:style>
    <style:style style:name="P41" style:family="paragraph" style:parent-style-name="Subtitle">
      <style:text-properties officeooo:rsid="0020a0e8" officeooo:paragraph-rsid="0020a0e8"/>
    </style:style>
    <style:style style:name="P42" style:family="paragraph" style:parent-style-name="Text_20_body" style:list-style-name="L1">
      <style:text-properties officeooo:paragraph-rsid="001f227a"/>
    </style:style>
    <style:style style:name="P43" style:family="paragraph" style:parent-style-name="Text_20_body" style:list-style-name="L1">
      <style:text-properties officeooo:paragraph-rsid="001f5f5a"/>
    </style:style>
    <style:style style:name="P44" style:family="paragraph" style:parent-style-name="Text_20_body" style:list-style-name="L1">
      <style:text-properties officeooo:paragraph-rsid="0031cca8"/>
    </style:style>
    <style:style style:name="P45" style:family="paragraph" style:parent-style-name="Text_20_body" style:list-style-name="L1">
      <style:text-properties officeooo:rsid="002abbb1" officeooo:paragraph-rsid="002abbb1"/>
    </style:style>
    <style:style style:name="P46" style:family="paragraph" style:parent-style-name="Text_20_body" style:list-style-name="L1">
      <style:text-properties officeooo:rsid="001f227a" officeooo:paragraph-rsid="001f227a"/>
    </style:style>
    <style:style style:name="P47" style:family="paragraph" style:parent-style-name="Text_20_body" style:list-style-name="L2">
      <style:text-properties officeooo:rsid="0025185d" officeooo:paragraph-rsid="002bbd4f"/>
    </style:style>
    <style:style style:name="P48" style:family="paragraph" style:parent-style-name="Text_20_body" style:list-style-name="L3">
      <style:text-properties fo:font-weight="bold" style:font-weight-asian="bold" style:font-weight-complex="bold"/>
    </style:style>
    <style:style style:name="P49" style:family="paragraph" style:parent-style-name="Text_20_body" style:list-style-name="L4">
      <style:text-properties fo:font-weight="bold" style:font-weight-asian="bold" style:font-weight-complex="bold"/>
    </style:style>
    <style:style style:name="P50" style:family="paragraph" style:parent-style-name="Text_20_body" style:list-style-name="L5">
      <style:text-properties fo:font-weight="bold" style:font-weight-asian="bold" style:font-weight-complex="bold"/>
    </style:style>
    <style:style style:name="P51" style:family="paragraph" style:parent-style-name="Text_20_body" style:list-style-name="L6">
      <style:text-properties style:font-name="Times New Roman" fo:language="pt" fo:country="BR" officeooo:rsid="001f5f5a" officeooo:paragraph-rsid="0020a0e8"/>
    </style:style>
    <style:style style:name="P52" style:family="paragraph" style:parent-style-name="Text_20_body" style:list-style-name="L7">
      <style:text-properties officeooo:paragraph-rsid="001952d9"/>
    </style:style>
    <style:style style:name="P53" style:family="paragraph" style:parent-style-name="Text_20_body" style:list-style-name="L7">
      <style:text-properties officeooo:paragraph-rsid="001d4026"/>
    </style:style>
    <style:style style:name="P54" style:family="paragraph" style:parent-style-name="Text_20_body" style:list-style-name="L7">
      <style:text-properties officeooo:rsid="001752c8" officeooo:paragraph-rsid="001752c8"/>
    </style:style>
    <style:style style:name="P55" style:family="paragraph" style:parent-style-name="Text_20_body" style:list-style-name="L7">
      <style:text-properties officeooo:rsid="001752c8" officeooo:paragraph-rsid="0017e4e1"/>
    </style:style>
    <style:style style:name="P56" style:family="paragraph" style:parent-style-name="Text_20_body" style:list-style-name="L7">
      <style:text-properties officeooo:rsid="001b0f07" officeooo:paragraph-rsid="001b0f07"/>
    </style:style>
    <style:style style:name="P57" style:family="paragraph" style:parent-style-name="Text_20_body" style:list-style-name="L8">
      <style:text-properties style:font-name="Liberation Mono" fo:language="pt" fo:country="BR" officeooo:rsid="0017dc1c" officeooo:paragraph-rsid="0016ed8f"/>
    </style:style>
    <style:style style:name="P58" style:family="paragraph" style:parent-style-name="Text_20_body" style:list-style-name="L12">
      <style:text-properties style:font-name="Liberation Mono" fo:language="pt" fo:country="BR" officeooo:rsid="006c2239" officeooo:paragraph-rsid="0016ed8f"/>
    </style:style>
    <style:style style:name="P59" style:family="paragraph" style:parent-style-name="Text_20_body" style:list-style-name="L13">
      <style:text-properties style:font-name="Liberation Mono" fo:language="pt" fo:country="BR" officeooo:paragraph-rsid="0016ed8f"/>
    </style:style>
    <style:style style:name="P60" style:family="paragraph" style:parent-style-name="Text_20_body" style:list-style-name="L18">
      <style:text-properties style:font-name="Liberation Mono" fo:language="pt" fo:country="BR" officeooo:paragraph-rsid="0016ed8f"/>
    </style:style>
    <style:style style:name="P61" style:family="paragraph" style:parent-style-name="Text_20_body" style:list-style-name="L19">
      <style:text-properties style:font-name="Liberation Mono" fo:language="pt" fo:country="BR" officeooo:paragraph-rsid="00270d51"/>
    </style:style>
    <style:style style:name="P62" style:family="paragraph" style:parent-style-name="Text_20_body" style:list-style-name="L21">
      <style:text-properties style:font-name="Liberation Mono" fo:language="pt" fo:country="BR" officeooo:rsid="0010771b" officeooo:paragraph-rsid="0016ed8f"/>
    </style:style>
    <style:style style:name="P63" style:family="paragraph" style:parent-style-name="Text_20_body" style:list-style-name="L27">
      <style:text-properties style:font-name="Liberation Mono" fo:language="pt" fo:country="BR" officeooo:rsid="0056a947" officeooo:paragraph-rsid="0016ed8f"/>
    </style:style>
    <style:style style:name="P64" style:family="paragraph" style:parent-style-name="Text_20_body" style:list-style-name="L28">
      <style:text-properties style:font-name="Liberation Mono" fo:language="pt" fo:country="BR" officeooo:rsid="0047bb7f" officeooo:paragraph-rsid="0016ed8f"/>
    </style:style>
    <style:style style:name="P65" style:family="paragraph" style:parent-style-name="Text_20_body" style:list-style-name="L20">
      <style:text-properties style:font-name="Liberation Mono" officeooo:paragraph-rsid="0016ed8f"/>
    </style:style>
    <style:style style:name="P66" style:family="paragraph" style:parent-style-name="Text_20_body" style:list-style-name="L29">
      <style:text-properties style:font-name="Liberation Mono" officeooo:rsid="003efa25" officeooo:paragraph-rsid="0016ed8f"/>
    </style:style>
    <style:style style:name="P67" style:family="paragraph" style:parent-style-name="Text_20_body" style:list-style-name="L9">
      <style:text-properties fo:language="pt" fo:country="BR" officeooo:paragraph-rsid="0016ed8f"/>
    </style:style>
    <style:style style:name="P68" style:family="paragraph" style:parent-style-name="Text_20_body" style:list-style-name="L10">
      <style:text-properties fo:language="pt" fo:country="BR" officeooo:paragraph-rsid="0016ed8f"/>
    </style:style>
    <style:style style:name="P69" style:family="paragraph" style:parent-style-name="Text_20_body" style:list-style-name="L12">
      <style:text-properties fo:language="pt" fo:country="BR" officeooo:paragraph-rsid="0016ed8f"/>
    </style:style>
    <style:style style:name="P70" style:family="paragraph" style:parent-style-name="Text_20_body" style:list-style-name="L13">
      <style:text-properties fo:language="pt" fo:country="BR" officeooo:paragraph-rsid="0016ed8f"/>
    </style:style>
    <style:style style:name="P71" style:family="paragraph" style:parent-style-name="Text_20_body" style:list-style-name="L14">
      <style:text-properties fo:language="pt" fo:country="BR" officeooo:paragraph-rsid="0016ed8f"/>
    </style:style>
    <style:style style:name="P72" style:family="paragraph" style:parent-style-name="Text_20_body" style:list-style-name="L15">
      <style:text-properties fo:language="pt" fo:country="BR" officeooo:paragraph-rsid="0016ed8f"/>
    </style:style>
    <style:style style:name="P73" style:family="paragraph" style:parent-style-name="Text_20_body" style:list-style-name="L16">
      <style:text-properties fo:language="pt" fo:country="BR" officeooo:rsid="002c5fa4" officeooo:paragraph-rsid="0016ed8f"/>
    </style:style>
    <style:style style:name="P74" style:family="paragraph" style:parent-style-name="Text_20_body" style:list-style-name="L16">
      <style:text-properties fo:language="pt" fo:country="BR" officeooo:rsid="001f3d64" officeooo:paragraph-rsid="0016ed8f"/>
    </style:style>
    <style:style style:name="P75" style:family="paragraph" style:parent-style-name="Text_20_body" style:list-style-name="L16">
      <style:text-properties fo:language="pt" fo:country="BR" officeooo:rsid="0020782e" officeooo:paragraph-rsid="0016ed8f"/>
    </style:style>
    <style:style style:name="P76" style:family="paragraph" style:parent-style-name="Text_20_body" style:list-style-name="L16">
      <style:text-properties fo:language="pt" fo:country="BR" officeooo:rsid="006ee0f9" officeooo:paragraph-rsid="0016ed8f"/>
    </style:style>
    <style:style style:name="P77" style:family="paragraph" style:parent-style-name="Text_20_body" style:list-style-name="L16">
      <style:text-properties fo:language="pt" fo:country="BR" fo:font-style="normal" officeooo:rsid="002c5fa4" officeooo:paragraph-rsid="0016ed8f" style:font-style-asian="normal" style:font-style-complex="normal"/>
    </style:style>
    <style:style style:name="P78" style:family="paragraph" style:parent-style-name="Text_20_body" style:list-style-name="L16">
      <style:text-properties fo:language="pt" fo:country="BR" fo:font-style="normal" officeooo:rsid="002939f2" officeooo:paragraph-rsid="0016ed8f" style:font-style-asian="normal" style:font-style-complex="normal"/>
    </style:style>
    <style:style style:name="P79" style:family="paragraph" style:parent-style-name="Text_20_body" style:list-style-name="L16">
      <style:text-properties fo:language="pt" fo:country="BR" fo:font-style="normal" officeooo:rsid="005e483b" officeooo:paragraph-rsid="0016ed8f" style:font-style-asian="normal" style:font-style-complex="normal"/>
    </style:style>
    <style:style style:name="P80" style:family="paragraph" style:parent-style-name="Text_20_body" style:list-style-name="L16">
      <style:text-properties fo:language="pt" fo:country="BR" fo:font-style="normal" officeooo:rsid="001f3d64" officeooo:paragraph-rsid="0016ed8f" style:font-style-asian="normal" style:font-style-complex="normal"/>
    </style:style>
    <style:style style:name="P81" style:family="paragraph" style:parent-style-name="Text_20_body" style:list-style-name="L16">
      <style:text-properties fo:language="pt" fo:country="BR" fo:font-style="normal" officeooo:rsid="005dafd6" officeooo:paragraph-rsid="0016ed8f" style:font-style-asian="normal" style:font-style-complex="normal"/>
    </style:style>
    <style:style style:name="P82" style:family="paragraph" style:parent-style-name="Text_20_body" style:list-style-name="L16">
      <style:text-properties fo:language="pt" fo:country="BR" officeooo:rsid="002939f2" officeooo:paragraph-rsid="0016ed8f"/>
    </style:style>
    <style:style style:name="P83" style:family="paragraph" style:parent-style-name="Text_20_body" style:list-style-name="L17">
      <style:text-properties fo:language="pt" fo:country="BR" officeooo:paragraph-rsid="0016ed8f"/>
    </style:style>
    <style:style style:name="P84" style:family="paragraph" style:parent-style-name="Text_20_body" style:list-style-name="L18">
      <style:text-properties fo:language="pt" fo:country="BR" officeooo:paragraph-rsid="0016ed8f"/>
    </style:style>
    <style:style style:name="P85" style:family="paragraph" style:parent-style-name="Text_20_body" style:list-style-name="L19">
      <style:text-properties fo:language="pt" fo:country="BR" officeooo:paragraph-rsid="00270d51"/>
    </style:style>
    <style:style style:name="P86" style:family="paragraph" style:parent-style-name="Text_20_body" style:list-style-name="L22">
      <style:text-properties fo:language="pt" fo:country="BR" officeooo:paragraph-rsid="0016ed8f"/>
    </style:style>
    <style:style style:name="P87" style:family="paragraph" style:parent-style-name="Text_20_body" style:list-style-name="L23">
      <style:text-properties fo:language="pt" fo:country="BR" officeooo:rsid="00455a78" officeooo:paragraph-rsid="0016ed8f"/>
    </style:style>
    <style:style style:name="P88" style:family="paragraph" style:parent-style-name="Text_20_body" style:list-style-name="L23">
      <style:text-properties fo:language="pt" fo:country="BR" officeooo:rsid="006d0c28" officeooo:paragraph-rsid="0016ed8f"/>
    </style:style>
    <style:style style:name="P89" style:family="paragraph" style:parent-style-name="Text_20_body" style:list-style-name="L25">
      <style:text-properties fo:language="pt" fo:country="BR" officeooo:rsid="004d337a" officeooo:paragraph-rsid="0016ed8f"/>
    </style:style>
    <style:style style:name="P90" style:family="paragraph" style:parent-style-name="Text_20_body" style:list-style-name="L26">
      <style:text-properties fo:language="pt" fo:country="BR" officeooo:paragraph-rsid="0016ed8f"/>
    </style:style>
    <style:style style:name="P91" style:family="paragraph" style:parent-style-name="Text_20_body" style:list-style-name="L10">
      <style:text-properties officeooo:paragraph-rsid="0016ed8f"/>
    </style:style>
    <style:style style:name="P92" style:family="paragraph" style:parent-style-name="Text_20_body" style:list-style-name="L11">
      <style:text-properties fo:font-size="12pt" fo:language="pt" fo:country="BR" officeooo:paragraph-rsid="0016ed8f"/>
    </style:style>
    <style:style style:name="P93" style:family="paragraph" style:parent-style-name="Text_20_body" style:list-style-name="L11">
      <style:text-properties fo:color="#000000" style:font-name="Liberation Mono" fo:font-size="12pt" fo:language="pt" fo:country="BR" style:text-underline-style="none" officeooo:paragraph-rsid="0016ed8f"/>
    </style:style>
    <style:style style:name="P94" style:family="paragraph" style:parent-style-name="Text_20_body" style:list-style-name="L30"/>
    <style:style style:name="P95" style:family="paragraph" style:parent-style-name="Text_20_body" style:list-style-name="L30">
      <style:text-properties officeooo:paragraph-rsid="00280977"/>
    </style:style>
    <style:style style:name="P96" style:family="paragraph" style:parent-style-name="Text_20_body" style:list-style-name="L31">
      <style:text-properties officeooo:paragraph-rsid="00297e0e"/>
    </style:style>
    <style:style style:name="P97" style:family="paragraph" style:parent-style-name="Text_20_body" style:list-style-name="L32">
      <style:text-properties officeooo:paragraph-rsid="00248eb0"/>
    </style:style>
    <style:style style:name="P98" style:family="paragraph" style:parent-style-name="Text_20_body" style:list-style-name="L32">
      <style:text-properties style:use-window-font-color="true" officeooo:rsid="0018ca21" officeooo:paragraph-rsid="00248eb0"/>
    </style:style>
    <style:style style:name="P99" style:family="paragraph" style:parent-style-name="Preformatted_20_Text" style:list-style-name="L24">
      <style:text-properties style:font-name="Liberation Mono" fo:font-size="12pt" fo:language="pt" fo:country="BR" officeooo:rsid="004783c9" officeooo:paragraph-rsid="0016ed8f" style:font-size-asian="12pt" style:font-size-complex="12pt"/>
    </style:style>
    <style:style style:name="P100" style:family="paragraph" style:parent-style-name="Preformatted_20_Text" style:list-style-name="L24">
      <style:text-properties style:font-name="Liberation Mono" fo:font-size="12pt" fo:language="pt" fo:country="BR" officeooo:paragraph-rsid="0016ed8f" style:font-size-asian="12pt" style:font-size-complex="12pt"/>
    </style:style>
    <style:style style:name="P101" style:family="paragraph" style:parent-style-name="Heading_20_2">
      <style:text-properties officeooo:rsid="002438f3" officeooo:paragraph-rsid="002bbd4f"/>
    </style:style>
    <style:style style:name="P102" style:family="paragraph" style:parent-style-name="Heading_20_2">
      <style:text-properties officeooo:paragraph-rsid="0020a0e8"/>
    </style:style>
    <style:style style:name="P103" style:family="paragraph" style:parent-style-name="Heading_20_2">
      <style:text-properties officeooo:paragraph-rsid="0016ed8f"/>
    </style:style>
    <style:style style:name="P104" style:family="paragraph" style:parent-style-name="Heading_20_2">
      <style:text-properties officeooo:rsid="0024e800" officeooo:paragraph-rsid="0024e800"/>
    </style:style>
    <style:style style:name="P105" style:family="paragraph" style:parent-style-name="Heading_20_2">
      <style:text-properties officeooo:paragraph-rsid="00297e0e"/>
    </style:style>
    <style:style style:name="P106" style:family="paragraph" style:parent-style-name="Heading_20_3">
      <style:text-properties officeooo:paragraph-rsid="0016ed8f"/>
    </style:style>
    <style:style style:name="P107" style:family="paragraph" style:parent-style-name="Heading_20_3">
      <style:text-properties officeooo:rsid="00123eb2" officeooo:paragraph-rsid="00248eb0"/>
    </style:style>
    <style:style style:name="P108" style:family="paragraph" style:parent-style-name="Heading_20_3">
      <style:text-properties officeooo:rsid="0017a842" officeooo:paragraph-rsid="00248eb0"/>
    </style:style>
    <style:style style:name="P109" style:family="paragraph" style:parent-style-name="Heading_20_3">
      <style:text-properties officeooo:rsid="001ac03f" officeooo:paragraph-rsid="00248eb0"/>
    </style:style>
    <style:style style:name="P110" style:family="paragraph" style:parent-style-name="Heading_20_3">
      <style:text-properties officeooo:rsid="001e899d" officeooo:paragraph-rsid="00248eb0"/>
    </style:style>
    <style:style style:name="P111" style:family="paragraph" style:parent-style-name="Heading_20_1">
      <style:text-properties officeooo:rsid="001f227a" officeooo:paragraph-rsid="001f227a"/>
    </style:style>
    <style:style style:name="P112" style:family="paragraph" style:parent-style-name="Heading_20_1">
      <style:text-properties officeooo:rsid="00248eb0" officeooo:paragraph-rsid="00248eb0"/>
    </style:style>
    <style:style style:name="T1" style:family="text">
      <style:text-properties style:font-name="Times New Roman"/>
    </style:style>
    <style:style style:name="T2" style:family="text">
      <style:text-properties style:font-name="Times New Roman" officeooo:rsid="0050c7ad"/>
    </style:style>
    <style:style style:name="T3" style:family="text">
      <style:text-properties style:font-name="Times New Roman" officeooo:rsid="006b6ffd"/>
    </style:style>
    <style:style style:name="T4" style:family="text">
      <style:text-properties style:font-name="Times New Roman" officeooo:rsid="001ab786"/>
    </style:style>
    <style:style style:name="T5" style:family="text">
      <style:text-properties style:font-name="Times New Roman" officeooo:rsid="0018f7c6"/>
    </style:style>
    <style:style style:name="T6" style:family="text">
      <style:text-properties style:font-name="Times New Roman" officeooo:rsid="004eef49"/>
    </style:style>
    <style:style style:name="T7" style:family="text">
      <style:text-properties style:font-name="Times New Roman" officeooo:rsid="00549a9d"/>
    </style:style>
    <style:style style:name="T8" style:family="text">
      <style:text-properties style:font-name="Times New Roman" officeooo:rsid="003d0079"/>
    </style:style>
    <style:style style:name="T9" style:family="text">
      <style:text-properties style:font-name="Times New Roman" officeooo:rsid="0042ec14"/>
    </style:style>
    <style:style style:name="T10" style:family="text">
      <style:text-properties style:font-name="Times New Roman" fo:language="pt" fo:country="BR"/>
    </style:style>
    <style:style style:name="T11" style:family="text">
      <style:text-properties style:font-name="Times New Roman" fo:language="pt" fo:country="BR" officeooo:rsid="001c4667"/>
    </style:style>
    <style:style style:name="T12" style:family="text">
      <style:text-properties style:font-name="Times New Roman" fo:language="pt" fo:country="BR" officeooo:rsid="001f227a"/>
    </style:style>
    <style:style style:name="T13" style:family="text">
      <style:text-properties style:font-name="Times New Roman" fo:language="pt" fo:country="BR" officeooo:rsid="001f5f5a"/>
    </style:style>
    <style:style style:name="T14" style:family="text">
      <style:text-properties style:font-name="Times New Roman" fo:language="pt" fo:country="BR" officeooo:rsid="002abbb1"/>
    </style:style>
    <style:style style:name="T15" style:family="text">
      <style:text-properties style:font-name="Times New Roman" fo:language="pt" fo:country="BR" officeooo:rsid="0026dcfd"/>
    </style:style>
    <style:style style:name="T16" style:family="text">
      <style:text-properties style:font-name="Times New Roman" fo:language="pt" fo:country="BR" officeooo:rsid="0031cca8"/>
    </style:style>
    <style:style style:name="T17" style:family="text">
      <style:text-properties style:font-name="Times New Roman" fo:language="pt" fo:country="BR" officeooo:rsid="0035f41b"/>
    </style:style>
    <style:style style:name="T18" style:family="text">
      <style:text-properties style:font-name="Times New Roman" officeooo:rsid="001c4667"/>
    </style:style>
    <style:style style:name="T19" style:family="text">
      <style:text-properties style:font-name="Times New Roman" officeooo:rsid="001d5bce"/>
    </style:style>
    <style:style style:name="T20" style:family="text">
      <style:text-properties style:font-name="Times New Roman" officeooo:rsid="001c76d6"/>
    </style:style>
    <style:style style:name="T21" style:family="text">
      <style:text-properties style:font-name="Times New Roman" officeooo:rsid="001d4053"/>
    </style:style>
    <style:style style:name="T22" style:family="text">
      <style:text-properties style:font-name="Times New Roman" officeooo:rsid="001d52ad"/>
    </style:style>
    <style:style style:name="T23" style:family="text">
      <style:text-properties style:font-name="Times New Roman" officeooo:rsid="002d693b"/>
    </style:style>
    <style:style style:name="T24" style:family="text">
      <style:text-properties style:font-name="Times New Roman" officeooo:rsid="00334392"/>
    </style:style>
    <style:style style:name="T25" style:family="text">
      <style:text-properties style:font-name="Liberation Mono"/>
    </style:style>
    <style:style style:name="T26" style:family="text">
      <style:text-properties style:font-name="Liberation Mono" officeooo:rsid="00549a9d"/>
    </style:style>
    <style:style style:name="T27" style:family="text">
      <style:text-properties style:font-name="Liberation Mono" officeooo:rsid="00289a65"/>
    </style:style>
    <style:style style:name="T28" style:family="text">
      <style:text-properties style:font-name="Liberation Mono" officeooo:rsid="003560a6"/>
    </style:style>
    <style:style style:name="T29" style:family="text">
      <style:text-properties style:font-name="Liberation Mono" fo:language="pt" fo:country="BR"/>
    </style:style>
    <style:style style:name="T30" style:family="text">
      <style:text-properties style:font-name="Liberation Mono" fo:language="pt" fo:country="BR" officeooo:rsid="003560a6"/>
    </style:style>
    <style:style style:name="T31" style:family="text">
      <style:text-properties style:font-name="Liberation Mono" fo:language="pt" fo:country="BR" officeooo:rsid="004859b5"/>
    </style:style>
    <style:style style:name="T32" style:family="text">
      <style:text-properties style:font-name="Liberation Mono" officeooo:rsid="00356385"/>
    </style:style>
    <style:style style:name="T33" style:family="text">
      <style:text-properties style:font-name="Liberation Mono" officeooo:rsid="0036d81f"/>
    </style:style>
    <style:style style:name="T34" style:family="text">
      <style:text-properties style:font-name="Liberation Mono" officeooo:rsid="002fad3c"/>
    </style:style>
    <style:style style:name="T35" style:family="text">
      <style:text-properties style:font-name="Liberation Mono" officeooo:rsid="00398313"/>
    </style:style>
    <style:style style:name="T36" style:family="text">
      <style:text-properties style:font-name="Liberation Mono" officeooo:rsid="000f04d2"/>
    </style:style>
    <style:style style:name="T37" style:family="text">
      <style:text-properties style:font-name="Liberation Mono" officeooo:rsid="003a1d42"/>
    </style:style>
    <style:style style:name="T38" style:family="text">
      <style:text-properties style:font-name="Liberation Mono" officeooo:rsid="0043f82c"/>
    </style:style>
    <style:style style:name="T39" style:family="text">
      <style:text-properties style:font-name="Liberation Mono" officeooo:rsid="0045da5a"/>
    </style:style>
    <style:style style:name="T40" style:family="text">
      <style:text-properties style:font-name="Liberation Mono" officeooo:rsid="004d63ca"/>
    </style:style>
    <style:style style:name="T41" style:family="text">
      <style:text-properties style:font-name="Liberation Mono" officeooo:rsid="004f22f0"/>
    </style:style>
    <style:style style:name="T42" style:family="text">
      <style:text-properties style:font-name="Liberation Mono" officeooo:rsid="003d0079"/>
    </style:style>
    <style:style style:name="T43" style:family="text">
      <style:text-properties style:font-name="Liberation Mono" officeooo:rsid="00405beb"/>
    </style:style>
    <style:style style:name="T44" style:family="text">
      <style:text-properties fo:language="pt" fo:country="BR"/>
    </style:style>
    <style:style style:name="T45" style:family="text">
      <style:text-properties fo:language="pt" fo:country="BR" officeooo:rsid="000d3357"/>
    </style:style>
    <style:style style:name="T46" style:family="text">
      <style:text-properties fo:language="pt" fo:country="BR" officeooo:rsid="001ca891"/>
    </style:style>
    <style:style style:name="T47" style:family="text">
      <style:text-properties fo:language="pt" fo:country="BR" officeooo:rsid="001e11d9"/>
    </style:style>
    <style:style style:name="T48" style:family="text">
      <style:text-properties fo:language="pt" fo:country="BR" officeooo:rsid="001703dc"/>
    </style:style>
    <style:style style:name="T49" style:family="text">
      <style:text-properties fo:language="pt" fo:country="BR" officeooo:rsid="002b1de0"/>
    </style:style>
    <style:style style:name="T50" style:family="text">
      <style:text-properties fo:language="pt" fo:country="BR" officeooo:rsid="000c0064"/>
    </style:style>
    <style:style style:name="T51" style:family="text">
      <style:text-properties fo:language="pt" fo:country="BR" officeooo:rsid="002c1168"/>
    </style:style>
    <style:style style:name="T52" style:family="text">
      <style:text-properties fo:language="pt" fo:country="BR" officeooo:rsid="002e33da"/>
    </style:style>
    <style:style style:name="T53" style:family="text">
      <style:text-properties fo:language="pt" fo:country="BR" officeooo:rsid="001bbb0e"/>
    </style:style>
    <style:style style:name="T54" style:family="text">
      <style:text-properties fo:language="pt" fo:country="BR" officeooo:rsid="003129ad"/>
    </style:style>
    <style:style style:name="T55" style:family="text">
      <style:text-properties fo:language="pt" fo:country="BR" officeooo:rsid="002d1083"/>
    </style:style>
    <style:style style:name="T56" style:family="text">
      <style:text-properties fo:language="pt" fo:country="BR" officeooo:rsid="00467403"/>
    </style:style>
    <style:style style:name="T57" style:family="text">
      <style:text-properties fo:language="pt" fo:country="BR" officeooo:rsid="00412d66"/>
    </style:style>
    <style:style style:name="T58" style:family="text">
      <style:text-properties fo:language="pt" fo:country="BR" officeooo:rsid="002caae6"/>
    </style:style>
    <style:style style:name="T59" style:family="text">
      <style:text-properties fo:language="pt" fo:country="BR" officeooo:rsid="0047bb7f"/>
    </style:style>
    <style:style style:name="T60" style:family="text">
      <style:text-properties fo:language="pt" fo:country="BR" officeooo:rsid="004859b5"/>
    </style:style>
    <style:style style:name="T61" style:family="text">
      <style:text-properties fo:language="pt" fo:country="BR" officeooo:rsid="0049d497"/>
    </style:style>
    <style:style style:name="T62" style:family="text">
      <style:text-properties fo:language="pt" fo:country="BR" officeooo:rsid="005a4565"/>
    </style:style>
    <style:style style:name="T63" style:family="text">
      <style:text-properties fo:language="pt" fo:country="BR" officeooo:rsid="005acf7a"/>
    </style:style>
    <style:style style:name="T64" style:family="text">
      <style:text-properties officeooo:rsid="00173ae2"/>
    </style:style>
    <style:style style:name="T65" style:family="text">
      <style:text-properties officeooo:rsid="0017dc1c"/>
    </style:style>
    <style:style style:name="T66" style:family="text">
      <style:text-properties officeooo:rsid="002fad3c"/>
    </style:style>
    <style:style style:name="T67" style:family="text">
      <style:text-properties officeooo:rsid="000d3357"/>
    </style:style>
    <style:style style:name="T68" style:family="text">
      <style:text-properties officeooo:rsid="00549a9d"/>
    </style:style>
    <style:style style:name="T69" style:family="text">
      <style:text-properties officeooo:rsid="002a6b7c"/>
    </style:style>
    <style:style style:name="T70" style:family="text">
      <style:text-properties fo:font-style="normal" fo:font-weight="normal" officeooo:rsid="00229917" style:font-style-asian="normal" style:font-weight-asian="normal" style:font-style-complex="normal" style:font-weight-complex="normal"/>
    </style:style>
    <style:style style:name="T71" style:family="text">
      <style:text-properties fo:font-style="normal" fo:font-weight="normal" officeooo:rsid="002a6b7c" style:font-style-asian="normal" style:font-weight-asian="normal" style:font-style-complex="normal" style:font-weight-complex="normal"/>
    </style:style>
    <style:style style:name="T72" style:family="text">
      <style:text-properties fo:font-style="normal" style:font-style-asian="normal" style:font-style-complex="normal"/>
    </style:style>
    <style:style style:name="T73" style:family="text">
      <style:text-properties fo:font-style="normal" officeooo:rsid="0026fa39" style:font-style-asian="normal" style:font-style-complex="normal"/>
    </style:style>
    <style:style style:name="T74" style:family="text">
      <style:text-properties fo:font-style="normal" officeooo:rsid="006434e6" style:font-style-asian="normal" style:font-style-complex="normal"/>
    </style:style>
    <style:style style:name="T75" style:family="text">
      <style:text-properties fo:font-style="normal" officeooo:rsid="0024ad00" style:font-style-asian="normal" style:font-style-complex="normal"/>
    </style:style>
    <style:style style:name="T76" style:family="text">
      <style:text-properties fo:font-style="normal" officeooo:rsid="00287fb9" style:font-style-asian="normal" style:font-style-complex="normal"/>
    </style:style>
    <style:style style:name="T77" style:family="text">
      <style:text-properties fo:font-style="normal" officeooo:rsid="002d85d1" style:font-style-asian="normal" style:font-style-complex="normal"/>
    </style:style>
    <style:style style:name="T78" style:family="text">
      <style:text-properties fo:font-style="normal" officeooo:rsid="0032d1aa" style:font-style-asian="normal" style:font-style-complex="normal"/>
    </style:style>
    <style:style style:name="T79" style:family="text">
      <style:text-properties fo:font-style="normal" officeooo:rsid="00647818" style:font-style-asian="normal" style:font-style-complex="normal"/>
    </style:style>
    <style:style style:name="T80" style:family="text">
      <style:text-properties officeooo:rsid="000e241a"/>
    </style:style>
    <style:style style:name="T81" style:family="text">
      <style:text-properties fo:font-variant="normal" fo:text-transform="none" fo:color="#000000" style:text-line-through-style="none" style:text-line-through-type="none" style:font-name="Liberation Mono" fo:font-style="normal" style:text-underline-style="none" fo:font-weight="normal" style:text-blinking="false" fo:background-color="transparent" loext:char-shading-value="0" style:font-size-asian="12pt" style:font-size-complex="12pt"/>
    </style:style>
    <style:style style:name="T82" style:family="text">
      <style:text-properties fo:font-variant="normal" fo:text-transform="none" fo:color="#000000" style:text-line-through-style="none" style:text-line-through-type="none" style:font-name="Liberation Mono" fo:font-style="normal" style:text-underline-style="none" fo:font-weight="normal" officeooo:rsid="003560a6" style:text-blinking="false" fo:background-color="transparent" loext:char-shading-value="0" style:font-size-asian="12pt" style:font-size-complex="12pt"/>
    </style:style>
    <style:style style:name="T83" style:family="text">
      <style:text-properties fo:font-variant="normal" fo:text-transform="none" fo:color="#000000" style:text-line-through-style="none" style:text-line-through-type="none" style:font-name="Liberation Mono" fo:font-size="11pt" fo:font-style="normal" style:text-underline-style="none" fo:font-weight="normal" style:text-blinking="false" fo:background-color="transparent" loext:char-shading-value="0"/>
    </style:style>
    <style:style style:name="T84" style:family="text">
      <style:text-properties fo:font-variant="normal" fo:text-transform="none" fo:color="#000000" style:text-line-through-style="none" style:text-line-through-type="none" style:font-name="Times New Roman" fo:font-size="11pt" fo:font-style="normal" style:text-underline-style="none" fo:font-weight="normal" officeooo:rsid="000e241a" style:text-blinking="false" fo:background-color="transparent" loext:char-shading-value="0"/>
    </style:style>
    <style:style style:name="T85" style:family="text">
      <style:text-properties fo:font-variant="normal" fo:text-transform="none" fo:color="#000000" style:text-line-through-style="none" style:text-line-through-type="none" style:font-name="Times New Roman2" fo:font-size="11pt" fo:font-style="normal" style:text-underline-style="none" fo:font-weight="normal" officeooo:rsid="00405beb" style:text-blinking="false" fo:background-color="transparent" loext:char-shading-value="0"/>
    </style:style>
    <style:style style:name="T86" style:family="text">
      <style:text-properties fo:font-variant="normal" fo:text-transform="none" fo:color="#000000" style:text-line-through-style="none" style:text-line-through-type="none" style:font-name="Times New Roman2" fo:font-size="12pt" fo:font-style="normal" style:text-underline-style="none" fo:font-weight="normal" officeooo:rsid="0013c090" style:text-blinking="false" fo:background-color="transparent" loext:char-shading-value="0" style:font-size-asian="12pt" style:font-size-complex="12pt"/>
    </style:style>
    <style:style style:name="T87" style:family="text">
      <style:text-properties fo:font-variant="normal" fo:text-transform="none" fo:color="#000000" style:text-line-through-style="none" style:text-line-through-type="none" style:font-name="Times New Roman2" fo:font-size="12pt" fo:font-style="normal" style:text-underline-style="none" fo:font-weight="normal" officeooo:rsid="006b22bb" style:text-blinking="false" fo:background-color="transparent" loext:char-shading-value="0" style:font-size-asian="12pt" style:font-size-complex="12pt"/>
    </style:style>
    <style:style style:name="T88" style:family="text">
      <style:text-properties fo:font-variant="normal" fo:text-transform="none" style:text-line-through-style="none" style:text-line-through-type="none" fo:font-style="normal" fo:font-weight="normal" style:text-blinking="false" fo:background-color="transparent" loext:char-shading-value="0" style:font-size-asian="12pt" style:font-size-complex="12pt"/>
    </style:style>
    <style:style style:name="T89" style:family="text">
      <style:text-properties fo:font-variant="normal" fo:text-transform="none" style:text-line-through-style="none" style:text-line-through-type="none" fo:font-style="normal" fo:font-weight="normal" officeooo:rsid="003560a6" style:text-blinking="false" fo:background-color="transparent" loext:char-shading-value="0" style:font-size-asian="12pt" style:font-size-complex="12pt"/>
    </style:style>
    <style:style style:name="T90" style:family="text">
      <style:text-properties officeooo:rsid="00356385"/>
    </style:style>
    <style:style style:name="T91" style:family="text">
      <style:text-properties fo:color="#ff0000" officeooo:rsid="002fad3c"/>
    </style:style>
    <style:style style:name="T92" style:family="text">
      <style:text-properties fo:color="#ff0000" officeooo:rsid="0034f431"/>
    </style:style>
    <style:style style:name="T93" style:family="text">
      <style:text-properties fo:color="#ff0000" fo:language="pt" fo:country="BR" officeooo:rsid="004859b5"/>
    </style:style>
    <style:style style:name="T94" style:family="text">
      <style:text-properties fo:color="#ff0000" officeooo:rsid="00334392"/>
    </style:style>
    <style:style style:name="T95" style:family="text">
      <style:text-properties fo:color="#ff0000" fo:font-weight="normal" officeooo:rsid="0034b7a5" style:font-weight-asian="normal" style:font-weight-complex="normal"/>
    </style:style>
    <style:style style:name="T96" style:family="text">
      <style:text-properties officeooo:rsid="000f04d2"/>
    </style:style>
    <style:style style:name="T97" style:family="text">
      <style:text-properties officeooo:rsid="001e1b53"/>
    </style:style>
    <style:style style:name="T98" style:family="text">
      <style:text-properties officeooo:rsid="00398313"/>
    </style:style>
    <style:style style:name="T99" style:family="text">
      <style:text-properties officeooo:rsid="002d85d1"/>
    </style:style>
    <style:style style:name="T100" style:family="text">
      <style:text-properties officeooo:rsid="00639441"/>
    </style:style>
    <style:style style:name="T101" style:family="text">
      <style:text-properties officeooo:rsid="006ee0f9"/>
    </style:style>
    <style:style style:name="T102" style:family="text">
      <style:text-properties fo:font-weight="bold" officeooo:rsid="0072e8c8" style:font-weight-asian="bold" style:font-weight-complex="bold"/>
    </style:style>
    <style:style style:name="T103" style:family="text">
      <style:text-properties officeooo:rsid="00647818"/>
    </style:style>
    <style:style style:name="T104" style:family="text">
      <style:text-properties officeooo:rsid="0055acf7"/>
    </style:style>
    <style:style style:name="T105" style:family="text">
      <style:text-properties officeooo:rsid="0052a74c"/>
    </style:style>
    <style:style style:name="T106" style:family="text">
      <style:text-properties officeooo:rsid="002939f2"/>
    </style:style>
    <style:style style:name="T107" style:family="text">
      <style:text-properties fo:color="#ff3333" officeooo:rsid="002939f2"/>
    </style:style>
    <style:style style:name="T108" style:family="text">
      <style:text-properties officeooo:rsid="0074b76e"/>
    </style:style>
    <style:style style:name="T109" style:family="text">
      <style:text-properties officeooo:rsid="002aba6a"/>
    </style:style>
    <style:style style:name="T110" style:family="text">
      <style:text-properties officeooo:rsid="002fdec3"/>
    </style:style>
    <style:style style:name="T111" style:family="text">
      <style:text-properties officeooo:rsid="003871a6"/>
    </style:style>
    <style:style style:name="T112" style:family="text">
      <style:text-properties officeooo:rsid="0010fda5"/>
    </style:style>
    <style:style style:name="T113" style:family="text">
      <style:text-properties officeooo:rsid="00289a65"/>
    </style:style>
    <style:style style:name="T114" style:family="text">
      <style:text-properties officeooo:rsid="003a1d42"/>
    </style:style>
    <style:style style:name="T115" style:family="text">
      <style:text-properties officeooo:rsid="003ae11f"/>
    </style:style>
    <style:style style:name="T116" style:family="text">
      <style:text-properties officeooo:rsid="003c060e"/>
    </style:style>
    <style:style style:name="T117" style:family="text">
      <style:text-properties officeooo:rsid="000c0064"/>
    </style:style>
    <style:style style:name="T118" style:family="text">
      <style:text-properties officeooo:rsid="000fdc57"/>
    </style:style>
    <style:style style:name="T119" style:family="text">
      <style:text-properties officeooo:rsid="0061999d"/>
    </style:style>
    <style:style style:name="T120" style:family="text">
      <style:text-properties officeooo:rsid="004783c9"/>
    </style:style>
    <style:style style:name="T121" style:family="text">
      <style:text-properties officeooo:rsid="0048c885"/>
    </style:style>
    <style:style style:name="T122" style:family="text">
      <style:text-properties officeooo:rsid="0008d95b"/>
    </style:style>
    <style:style style:name="T123" style:family="text">
      <style:text-properties officeooo:rsid="0021bcfe"/>
    </style:style>
    <style:style style:name="T124" style:family="text">
      <style:text-properties officeooo:rsid="00574b4f"/>
    </style:style>
    <style:style style:name="T125" style:family="text">
      <style:text-properties officeooo:rsid="003efa25"/>
    </style:style>
    <style:style style:name="T126" style:family="text">
      <style:text-properties officeooo:rsid="003b34c3"/>
    </style:style>
    <style:style style:name="T127" style:family="text">
      <style:text-properties officeooo:rsid="0031871f"/>
    </style:style>
    <style:style style:name="T128" style:family="text">
      <style:text-properties officeooo:rsid="003d0079"/>
    </style:style>
    <style:style style:name="T129" style:family="text">
      <style:text-properties officeooo:rsid="0042ec14"/>
    </style:style>
    <style:style style:name="T130" style:family="text">
      <style:text-properties officeooo:rsid="0016ed8f"/>
    </style:style>
    <style:style style:name="T131" style:family="text">
      <style:text-properties officeooo:rsid="0017e4e1"/>
    </style:style>
    <style:style style:name="T132" style:family="text">
      <style:text-properties officeooo:rsid="001952d9"/>
    </style:style>
    <style:style style:name="T133" style:family="text">
      <style:text-properties officeooo:rsid="001bb883"/>
    </style:style>
    <style:style style:name="T134" style:family="text">
      <style:text-properties officeooo:rsid="001d4026"/>
    </style:style>
    <style:style style:name="T135" style:family="text">
      <style:text-properties officeooo:rsid="001f227a"/>
    </style:style>
    <style:style style:name="T136" style:family="text">
      <style:text-properties officeooo:rsid="001d5bce"/>
    </style:style>
    <style:style style:name="T137" style:family="text">
      <style:text-properties officeooo:rsid="001efd82"/>
    </style:style>
    <style:style style:name="T138" style:family="text">
      <style:text-properties fo:color="#800000" fo:font-weight="bold" officeooo:rsid="0018ca21" style:font-weight-asian="bold" style:font-weight-complex="bold"/>
    </style:style>
    <style:style style:name="T139" style:family="text">
      <style:text-properties officeooo:rsid="00229477"/>
    </style:style>
    <style:style style:name="T140" style:family="text">
      <style:text-properties officeooo:rsid="00148000"/>
    </style:style>
    <style:style style:name="T141" style:family="text">
      <style:text-properties officeooo:rsid="0017e74a"/>
    </style:style>
    <style:style style:name="T142" style:family="text">
      <style:text-properties style:use-window-font-color="true" fo:font-weight="bold" officeooo:rsid="0018ca21" style:font-weight-asian="bold" style:font-weight-complex="bold"/>
    </style:style>
    <style:style style:name="T143" style:family="text">
      <style:text-properties style:use-window-font-color="true" fo:font-weight="bold" officeooo:rsid="0025ef38" style:font-weight-asian="bold" style:font-weight-complex="bold"/>
    </style:style>
    <style:style style:name="T144" style:family="text">
      <style:text-properties style:use-window-font-color="true" officeooo:rsid="001f4bf8"/>
    </style:style>
    <style:style style:name="T145" style:family="text">
      <style:text-properties style:use-window-font-color="true" officeooo:rsid="00236aa9"/>
    </style:style>
    <style:style style:name="T146" style:family="text">
      <style:text-properties style:use-window-font-color="true" officeooo:rsid="0024ca58"/>
    </style:style>
    <style:style style:name="T147" style:family="text">
      <style:text-properties style:use-window-font-color="true" officeooo:rsid="0024d47f"/>
    </style:style>
    <style:style style:name="T148" style:family="text">
      <style:text-properties style:use-window-font-color="true" officeooo:rsid="00251463"/>
    </style:style>
    <style:style style:name="T149" style:family="text">
      <style:text-properties style:use-window-font-color="true" officeooo:rsid="00258865"/>
    </style:style>
    <style:style style:name="T150" style:family="text">
      <style:text-properties style:use-window-font-color="true" officeooo:rsid="0025ef38"/>
    </style:style>
    <style:style style:name="T151" style:family="text">
      <style:text-properties style:use-window-font-color="true" officeooo:rsid="00277700"/>
    </style:style>
    <style:style style:name="T152" style:family="text">
      <style:text-properties officeooo:rsid="001ac03f"/>
    </style:style>
    <style:style style:name="T153" style:family="text">
      <style:text-properties officeooo:rsid="001e899d"/>
    </style:style>
    <style:style style:name="T154" style:family="text">
      <style:text-properties officeooo:rsid="0024e800"/>
    </style:style>
    <style:style style:name="T155" style:family="text">
      <style:text-properties officeooo:rsid="00405beb"/>
    </style:style>
    <style:style style:name="T156" style:family="text">
      <style:text-properties officeooo:rsid="00258e7f"/>
    </style:style>
    <style:style style:name="T157" style:family="text">
      <style:text-properties officeooo:rsid="00280977"/>
    </style:style>
    <style:style style:name="T158" style:family="text">
      <style:text-properties officeooo:rsid="0026dcfd"/>
    </style:style>
    <style:style style:name="T159" style:family="text">
      <style:text-properties officeooo:rsid="001be2b4"/>
    </style:style>
    <style:style style:name="T160" style:family="text">
      <style:text-properties officeooo:rsid="001c922f"/>
    </style:style>
    <style:style style:name="T161" style:family="text">
      <style:text-properties officeooo:rsid="00197811"/>
    </style:style>
    <style:style style:name="T162" style:family="text">
      <style:text-properties officeooo:rsid="001f9403"/>
    </style:style>
    <style:style style:name="T163" style:family="text">
      <style:text-properties officeooo:rsid="002123da"/>
    </style:style>
    <style:style style:name="T164" style:family="text">
      <style:text-properties officeooo:rsid="0025185d"/>
    </style:style>
    <style:style style:name="T165" style:family="text">
      <style:text-properties officeooo:rsid="002d693b"/>
    </style:style>
    <style:style style:name="T166" style:family="text">
      <style:text-properties officeooo:rsid="002e1145"/>
    </style:style>
    <style:style style:name="T167" style:family="text">
      <style:text-properties officeooo:rsid="002fd24e"/>
    </style:style>
    <style:style style:name="T168" style:family="text">
      <style:text-properties officeooo:rsid="00334392"/>
    </style:style>
    <style:style style:name="T169" style:family="text">
      <style:text-properties fo:color="#000000" officeooo:rsid="001f1d0d"/>
    </style:style>
    <style:style style:name="T170" style:family="text">
      <style:text-properties fo:color="#000000" officeooo:rsid="00334392"/>
    </style:style>
    <style:style style:name="T171" style:family="text">
      <style:text-properties fo:color="#000000" officeooo:rsid="002a544b"/>
    </style:style>
    <style:style style:name="T172" style:family="text">
      <style:text-properties fo:color="#000000" fo:font-weight="normal" officeooo:rsid="0034b7a5" style:font-weight-asian="normal" style:font-weight-complex="normal"/>
    </style:style>
    <style:style style:name="T173" style:family="text">
      <style:text-properties fo:color="#000000" officeooo:rsid="0034b7a5"/>
    </style:style>
    <style:style style:name="T174" style:family="text">
      <style:text-properties fo:color="#000000" officeooo:rsid="00353768"/>
    </style:style>
    <style:style style:name="T175" style:family="text">
      <style:text-properties officeooo:rsid="0035f41b"/>
    </style:style>
    <style:style style:name="T176" style:family="text">
      <style:text-properties officeooo:rsid="0036bd54"/>
    </style:style>
    <style:style style:name="T177" style:family="text">
      <style:text-properties officeooo:rsid="00389a40"/>
    </style:style>
    <style:style style:name="T178" style:family="text">
      <style:text-properties officeooo:rsid="0038e04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tch PREEMPT-RT</text:p>
      <text:p text:style-name="P41">História, funcionamento, instalação, testes, <text:span text:style-name="T139">e aplicações</text:span></text:p>
      <text:p text:style-name="P38"/>
      <text:p text:style-name="P39">Lista de acrônimos:</text:p>
      <text:p text:style-name="P39"><text:tab/>SOTR – Sistema Operacional de Tempo Real</text:p>
      <text:p text:style-name="P39"><text:tab/>SOPG – Sistema Operacional de Propósito Geral</text:p>
      <text:h text:style-name="P111" text:outline-level="1">Sobre o patch PREEMPT-RT</text:h>
      <text:p text:style-name="P34">Bibliografia:</text:p>
      <text:list xml:id="list288935336308096201" text:style-name="L1">
        <text:list-item>
          <text:p text:style-name="P45">[1]Rostedt, Steven; Hart, Darren V. <text:s/>Internals of the RT Patch. Proceedings of the Linux Symposium, Canada, v. 2, 2007.</text:p>
        </text:list-item>
        <text:list-item>
          <text:p text:style-name="P42"><text:span text:style-name="T135">[2]</text:span><text:bookmark text:name="preemption-models"/>Preemption Models <text:span text:style-name="T135">https://wiki.linuxfoundation.org/realtime/documentation/technical_basics/preemption_models</text:span><text:span text:style-name="T11">, </text:span><text:span text:style-name="T12">acessado em 14/06/2017.</text:span></text:p>
        </text:list-item>
        <text:list-item>
          <text:p text:style-name="P46"><text:span text:style-name="T10">[</text:span><text:span text:style-name="T14">3</text:span><text:span text:style-name="T10">] Preemption, </text:span><text:a xlink:type="simple" xlink:href="http://www.linuxtopia.org/online_books/linux_kernel/kernel_configuration/ch09s03.html#preempt" text:style-name="Internet_20_link" text:visited-style-name="Visited_20_Internet_20_Link">http://www.linuxtopia.org/online_books/linux_kernel/kernel_configuration/ch09s03.html#preempt</text:a><text:span text:style-name="T10">, acessado em 14/06/2017.</text:span></text:p>
        </text:list-item>
        <text:list-item>
          <text:p text:style-name="P43"><text:span text:style-name="T13">[</text:span><text:span text:style-name="T14">4</text:span><text:span text:style-name="T13">] </text:span><text:bookmark text:name="head-e0d2066fcd2da6a097197d67147dc7dc83e96dde"/><text:span text:style-name="T10">Preemption under Linux</text:span><text:span text:style-name="T13">, </text:span><text:a xlink:type="simple" xlink:href="https://kernelnewbies.org/FAQ/Preemption" text:style-name="Internet_20_link" text:visited-style-name="Visited_20_Internet_20_Link">https://kernelnewbies.org/FAQ/Preemption</text:a><text:span text:style-name="T13">, acessado em 14/06/2017.</text:span></text:p>
        </text:list-item>
        <text:list-item>
          <text:p text:style-name="P44"><text:span text:style-name="T16">[5] Kconfig.preempt, </text:span><text:a xlink:type="simple" xlink:href="https://android.googlesource.com/kernel/msm/+/android-msm-smelt-3.10-marshmallow-mr1-wear-release/kernel/Kconfig.preempt" text:style-name="Internet_20_link" text:visited-style-name="Visited_20_Internet_20_Link">https://android.googlesource.com/kernel/msm/+/android-msm-smelt-3.10-marshmallow-mr1-wear-release/kernel/Kconfig.preempt</text:a><text:span text:style-name="T16">, acessado em 19/10/2017</text:span></text:p>
        </text:list-item>
      </text:list>
      <text:h text:style-name="Heading_20_2" text:outline-level="2">Os prop<text:span text:style-name="T159">ó</text:span>sitos de um <text:span text:style-name="T160">S</text:span>istema <text:span text:style-name="T160">O</text:span>peracional de <text:span text:style-name="T160">T</text:span>empo <text:span text:style-name="T160">R</text:span>eal <text:span text:style-name="T176">[1]</text:span></text:h>
      <text:p text:style-name="P14"><text:tab/><text:span text:style-name="T161">O propósito de um Sistema Operacional de Tempo Real (SOTR), é criar um ambiente de desenvolvimento previsível e determinístico. Um SOTR não tem como principais objetivos a redução da latência entre uma ação e uma resposta, ou aumentar a velocidade do sistema, embora estas sejam duas características desejáveis em um SOTR. Um SOTR fornece a seus usuários um ambiente em que as ações de uma aplicação podem ser previstas de forma determinística, qualquer que seja a carga do sistema. O senso comum nos faz pensar que um SOTR provê uma performance geral melhor que Sistemas Operacionais de Propósito Geral (SOPG). Um SOTR de qualidade pode ter desempenho global equivalente a um SOPG, porém o primeiro, normalmente, sacrificará está performance em detrimento da previsibilidade.</text:span></text:p>
      <text:p text:style-name="P14"><text:tab/><text:span text:style-name="T162">SOPGs podem, em 99,9% dos casos, executar tarefas num tempo menor que SOTR, porém nos 0,01% restantes, o tempo de execução das tarefas pode ser até 100 vezes maior, o que seria </text:span><text:soft-page-break/><text:span text:style-name="T162">suficiente para reprovar um sistema crítico. Embora execute uma tarefa num tempo maior, um SOTR, garante que esta tarefa sempre será executada dentro dos prazos estabelecidos.</text:span></text:p>
      <text:p text:style-name="P14"><text:tab/><text:span text:style-name="T163">Além das exigências quanto ao cumprimento de tarefas dentro de prazos determinados, um SOTR deve atender a requisitos referentes a responsividade. Ao ser submetido a um estímulo, interno ou externo, um SOTR, deve garantir que uma resposta deve ser rápida o suficiente para atender aos requisitos temporais do sistema.</text:span></text:p>
      <text:h text:style-name="P101" text:outline-level="2">Latências <text:span text:style-name="T165">[1]</text:span></text:h>
      <text:p text:style-name="P37"><text:tab/><text:span text:style-name="T164">O tempo decorrido entre um evento e a resposta correspondente a este evento se chama latência. Um evento pode ser um estímulo externo que necessita de uma resposta do sistema, ou um estímulo interno, como uma thread que foi colocada no estado “pronto” e espera para ser executada. Algumas causas comuns de latência em sistemas computacionais são:</text:span></text:p>
      <text:list xml:id="list1483124949108575401" text:style-name="L2">
        <text:list-item>
          <text:p text:style-name="P47">Latência de interrupção: É o tempo entre a ocorrência de uma interrupção e o momento em que é atendida.</text:p>
        </text:list-item>
        <text:list-item>
          <text:p text:style-name="P47">Latência de escalonamento: <text:span text:style-name="T158">É o tempo entre o instante em que uma tarefa de alta prioridade acorda e o momento em que ela inicia a execução.</text:span></text:p>
        </text:list-item>
        <text:list-item>
          <text:p text:style-name="P47"><text:span text:style-name="T175">Latência por i</text:span>nversão de prioridade: <text:span text:style-name="T158">É o tempo que uma thread com prioridade alta espera para utilizar um recurso em uso por uma thread de prioridade baixa.</text:span></text:p>
        </text:list-item>
        <text:list-item>
          <text:p text:style-name="P47"><text:span text:style-name="T17">Latência por i</text:span><text:span text:style-name="T13">nversão de interrupção: </text:span><text:span text:style-name="T15">É o tempo que uma thread de prioridade alta espera que uma interrupção termine de executar uma tarefa de baixa prioridade.</text:span></text:p>
        </text:list-item>
      </text:list>
      <text:h text:style-name="P102" text:outline-level="2"><text:span text:style-name="T18">O </text:span><text:span text:style-name="T19">suporte a preempção </text:span><text:span text:style-name="T23">[2]</text:span><text:span text:style-name="T24">[3][4][5]</text:span></text:h>
      <text:p text:style-name="P19"><text:tab/>O kernel linux suporta nativamente diversos modelos de preempção. Aplicações <text:tab/>executadas em espaço do usuário normalmente são preemptíveis.</text:p>
      <text:p text:style-name="P13"><text:span text:style-name="T18"><text:tab/>A </text:span><text:span text:style-name="T20">interrupção</text:span><text:span text:style-name="T18"> de uma tarefa em execução é realizada pelo escalonador </text:span><text:span text:style-name="T20">do sistema, esta ação pode ser desencadeada por chamadas de sistema e interrupções, neste caso o contexto da tarefa interrompida é salvo e o contexto da nova tarefa é restaurado.</text:span></text:p>
      <text:p text:style-name="P13"><text:span text:style-name="T20"><text:tab/>O kernel linux disponibiliza vários modelos de preempção, a seleção do modelo desejado deve ser feito na configuração que antecede a compilação do kernel. Dois dos modelos de preempção, Preemptible Kernel – Basic RT e </text:span><text:span text:style-name="T21">Fully Preemptible Kernel – RT, </text:span><text:span text:style-name="T20">estão disponíveis apenas após a aplicação do patch PREEMPT_RT.</text:span></text:p>
      <text:h text:style-name="Heading_20_2" text:outline-level="2"><text:span text:style-name="T19">Os </text:span><text:span text:style-name="T18">mo</text:span><text:span text:style-name="T22">del</text:span><text:span text:style-name="T18">os de preempção suportados pelo kernel Linux</text:span></text:h>
      <text:p text:style-name="P26"><text:tab/><text:span text:style-name="T136">O kernel linux suporta cinco modelos de preempção: No Forced Preemption, Voluntary Kernel Preemption, Preemptible Kernel (Low-Latency Desktop), Preemptible Kernel (Basic RT) e Fully Preemptible Kernel (RT).</text:span></text:p>
      <text:list xml:id="list5696544110511599389" text:style-name="L3">
        <text:list-item>
          <text:p text:style-name="P48"><text:soft-page-break/>No Forced Preemption</text:p>
        </text:list-item>
      </text:list>
      <text:p text:style-name="P40"><text:tab/>Modelo de preempção padrão para sistemas em ambiente de produção, geralmente usado em servidores, é otimizado para maximizar o processamento do kernel, <text:span text:style-name="T166">Na maior parte do tempo </text:span></text:p>
      <text:p text:style-name="P40"><text:span text:style-name="T166">proporciona uma boa latência, porém sem garantias de que atrasos prolongados não ocorreram</text:span>.</text:p>
      <text:p text:style-name="P40"><text:tab/><text:span text:style-name="T167">Esta opção é útil nos casos em que se deseja maximizar o poder de processamento bruto do kernel, independente da latência.</text:span></text:p>
      <text:p text:style-name="P40"><text:s/>Neste modelo apenas interrupções do sistema suspendem a execução de tarefas.</text:p>
      <text:list xml:id="list5686881990065085477" text:style-name="L4">
        <text:list-item>
          <text:p text:style-name="P49">Voluntary Kernel Preemption</text:p>
        </text:list-item>
      </text:list>
      <text:p text:style-name="P35"><text:tab/>Modelo que reduz a latência do kernel ao adicionar <text:span text:style-name="T168">marcadores de preempção, </text:span>explicitamente <text:span text:style-name="T168">ao</text:span> código do kernel e implícit<text:span text:style-name="T168">amente</text:span> nos retornos de chamadas de <text:s/>sistema e retornos de interrupções.</text:p>
      <text:p text:style-name="P26"><text:span text:style-name="T137"><text:tab/>A presença desses pontos reduz a necessidade de re-escalonamento, o que proporciona uma resposta mais rápida à aplicações que tenham um alto grau de interatividade, </text:span><text:span text:style-name="T169">esta abordagem também permite que processos de baixa prioridade </text:span><text:span text:style-name="T170">interrompam processos de</text:span><text:span text:style-name="T171"> maior prioridade</text:span><text:span text:style-name="T169">, mesmo que durante a execução de uma chamada de sistema.</text:span></text:p>
      <text:list xml:id="list7951873901476474069" text:style-name="L5">
        <text:list-item>
          <text:p text:style-name="P50">Preemptible Kernel (Low-Latency Desktop)</text:p>
        </text:list-item>
      </text:list>
      <text:p text:style-name="P20"><text:tab/>Este modelo torna toda a execução do kernel, <text:span text:style-name="T168">que não esteja executando na seção crítica, preemptivel. Neste modo um marcador de preempção é adicionado após cada trecho de desativação da preempção </text:span><text:span text:style-name="T94">(dúvida?)</text:span></text:p>
      <text:list xml:id="list1151696196318967806" text:style-name="L6">
        <text:list-item>
          <text:p text:style-name="P51"><text:span text:style-name="Strong_20_Emphasis"><text:span text:style-name="T170">Preemptible Kernel (Basic RT)</text:span></text:span></text:p>
        </text:list-item>
      </text:list>
      <text:p text:style-name="P20"><text:span text:style-name="Strong_20_Emphasis"><text:span text:style-name="T170"><text:tab/></text:span></text:span><text:span text:style-name="Strong_20_Emphasis"><text:span text:style-name="T172">Este modelo é semelhante ao modo Preemptible Kernel (Low-Latency Desktop), com a diferença de que as threads manipuladoras de interrupção são forçadas </text:span></text:span><text:span text:style-name="Strong_20_Emphasis"><text:span text:style-name="T95">(texto da fonte incompleto)</text:span></text:span></text:p>
      <text:list xml:id="list153024492611934" text:continue-numbering="true" text:style-name="L6">
        <text:list-item>
          <text:p text:style-name="P51"><text:span text:style-name="Strong_20_Emphasis"><text:span text:style-name="T170">Fully Preemptible Kernel (RT)</text:span></text:span></text:p>
        </text:list-item>
      </text:list>
      <text:p text:style-name="P20"><text:span text:style-name="T94"><text:tab/></text:span><text:span text:style-name="T173">Neste modelo todo o código do kernel se torna preemptível, exceto algumas regiões críticas. Todas os manipuladores de interrupções são forçados. Vários mecanismos como sleep spinlocks e rt_mutex são implementados para reduzir as seções não preemptíveis. </text:span><text:span text:style-name="T174">Outras seções desativadas por preempção são substituídas por construções de bloqueio separadas. Estas alterações são implementadas para obter um comportamento em tempo real.</text:span></text:p>
      <text:h text:style-name="Heading_20_1" text:outline-level="1">Da compilação, instalação e teste do patch PREEMPT-RT</text:h>
      <text:p text:style-name="P36">Bibliografia:</text:p>
      <text:list xml:id="list5715444017394337736" text:style-name="L7">
        <text:list-item>
          <text:p text:style-name="P54">[1] How to build and install the latest Linux kernel from source, <text:a xlink:type="simple" xlink:href="https://medium.freecodecamp.org/building-and-installing-the-latest-linux-kernel-from-source-6d8df5345980" text:style-name="Internet_20_link" text:visited-style-name="Visited_20_Internet_20_Link">https://medium.freecodecamp.org/building-and-installing-the-latest-linux-kernel-from-source-6d8df5345980</text:a>, acessado em 2<text:span text:style-name="T132">4</text:span>/0<text:span text:style-name="T132">1</text:span>/2017.</text:p>
        </text:list-item>
        <text:list-item>
          <text:p text:style-name="P55">[2] <text:span text:style-name="T131">How to Compile and Install Linux Kernel v4.5 Source On a Debian / Ubuntu Linux, </text:span><text:soft-page-break/><text:a xlink:type="simple" xlink:href="https://www.cyberciti.biz/faq/debian-ubuntu-building-installing-a-custom-linux-kernel/" text:style-name="Internet_20_link" text:visited-style-name="Visited_20_Internet_20_Link"><text:span text:style-name="T131">https://www.cyberciti.biz/faq/debian-ubuntu-building-installing-a-custom-linux-kernel/</text:span></text:a><text:span text:style-name="T131">, acessado em 24/01/2017.</text:span></text:p>
        </text:list-item>
        <text:list-item>
          <text:p text:style-name="P52"><text:span text:style-name="T132">[3] </text:span><text:bookmark text:name="firstHeading"/>RT <text:span text:style-name="T132">preempt howto</text:span>, <text:a xlink:type="simple" xlink:href="https://rt.wiki.kernel.org/index.php/RT_PREEMPT_HOWTO" text:style-name="Internet_20_link" text:visited-style-name="Visited_20_Internet_20_Link"><text:span text:style-name="T132">https://rt.wiki.kernel.org/index.php/RT_PREEMPT_HOWTO</text:span></text:a><text:span text:style-name="T132">, acessado em 24/01/2017.</text:span></text:p>
        </text:list-item>
        <text:list-item>
          <text:p text:style-name="P56">[4] RT-Tests, <text:a xlink:type="simple" xlink:href="https://wiki.linuxfoundation.org/realtime/documentation/howto/tools/rt-tests" text:style-name="Internet_20_link" text:visited-style-name="Visited_20_Internet_20_Link">https://wiki.linuxfoundation.org/realtime/documentation/howto/tools/rt-tests</text:a>, acessado em 18/03/2017.</text:p>
        </text:list-item>
        <text:list-item>
          <text:p text:style-name="P53"><text:span text:style-name="T134">[5] </text:span><text:bookmark text:name="worst-case-latency-test-scenarios"/>Worst Case Latency Test Scenarios, <text:a xlink:type="simple" xlink:href="https://wiki.linuxfoundation.org/realtime/documentation/howto/tools/worstcaselatency" text:style-name="Internet_20_link" text:visited-style-name="Visited_20_Internet_20_Link"><text:span text:style-name="T134">https://wiki.linuxfoundation.org/realtime/documentation/howto/tools/worstcaselatency</text:span></text:a><text:span text:style-name="T134">, acessado em 18/03/2017.</text:span></text:p>
        </text:list-item>
      </text:list>
      <text:h text:style-name="Heading_20_2" text:outline-level="2">Definição e preparação do sistema</text:h>
      <text:h text:style-name="Heading_20_3" text:outline-level="3">Do hardware utilizado</text:h>
      <text:p text:style-name="P25"><text:span text:style-name="T45"><text:tab/></text:span><text:span text:style-name="T46">O hardware utilizado foi um </text:span><text:span text:style-name="T47">modesto </text:span><text:span text:style-name="T46">netbook da marca Acer, modelo Aspire One D250-1023, equipado com um processador intel aton N270 à 1,60GHz, 1GB de memória DDR2, disco rígido de 320GB SATA.</text:span></text:p>
      <text:h text:style-name="Heading_20_3" text:outline-level="3">Do sistema operacional utilizado</text:h>
      <text:p text:style-name="P3"><text:tab/><text:span text:style-name="T64">Neste trabalho foi utilizada a distribuição Linux </text:span>Debian 8.8 <text:span text:style-name="T64">(Jessie). Debiam foi escolhida, dada a facilidade de se produzir um sistema com funcionalidades reduzidas, sua ampla documentação, sua grande coleção pacotes contendo programas e bibliotecas e por ser a base de inúmeras outras distribuições que se aplicam de grandes servidores a sistemas embarcados.</text:span></text:p>
      <text:p text:style-name="P3"><text:tab/><text:span text:style-name="T65">A instalação do sistema operacional foi feita usando a imagem netinstal, cuja versão mais atual pode ser adquirida em:</text:span></text:p>
      <text:list xml:id="list8183895578933028179" text:style-name="L8">
        <text:list-item>
          <text:p text:style-name="P57">https://cdimage.debian.org/cdimage/release/current/i386/iso-cd/</text:p>
        </text:list-item>
      </text:list>
      <text:p text:style-name="P15"><text:tab/><text:span text:style-name="T4">Apenas o sistema base foi instalado, não se fazendo necessário qualquer outro grupo de pacote ou serviços</text:span><text:span text:style-name="T5">. </text:span></text:p>
      <text:p text:style-name="P15"><text:span text:style-name="T5"><text:tab/></text:span><text:span text:style-name="T4">Durante a instalação o sistema apresentou uma falha na instalação do drive da placa de rede sem fio, que por ser proprietário, não é mantido </text:span><text:span text:style-name="T6">ou distribuída </text:span><text:span text:style-name="T4">oficialmente </text:span><text:span text:style-name="T6">pelos desenvolvedores do Debian</text:span><text:span text:style-name="T4">.</text:span></text:p>
      <text:h text:style-name="P103" text:outline-level="2">Configuração, compilação e instalação do kernel </text:h>
      <text:h text:style-name="P106" text:outline-level="3">Preparando o ambiente</text:h>
      <text:p text:style-name="P12"><text:span text:style-name="T66"><text:tab/>I</text:span>nicialmente <text:span text:style-name="T67">foram</text:span> instaladas as ferramentas e bibliotecas <text:span text:style-name="T67">que necessárias a</text:span>o processo:</text:p>
      <text:list xml:id="list3361355223958280467" text:style-name="L9">
        <text:list-item>
          <text:p text:style-name="P67"><text:span text:style-name="T25">bc</text:span>: linguagem algébrica de precisão arbitrária criada pelo projeto GNU. <text:span text:style-name="T68">É uma das </text:span><text:soft-page-break/><text:span text:style-name="T68">dependências do pacote </text:span><text:span text:style-name="T26">Kernel-package</text:span><text:span text:style-name="T7">.</text:span></text:p>
        </text:list-item>
        <text:list-item>
          <text:p text:style-name="P67"><text:span text:style-name="T27">b</text:span><text:span text:style-name="T25">uild-essential</text:span>: conjunto de ferramentas e bibliotecas usadas na construção do kernel Linux, como o compilador gcc, libc6-dev, gnu make etc, em distribuições Debian e Ubuntu.</text:p>
        </text:list-item>
        <text:list-item>
          <text:p text:style-name="P67"><text:span text:style-name="T25">fakeroot</text:span>: executa um comando em um espaço de usuário com privilégios de administrador (root) para possibilitar a manipulação de arquivos.</text:p>
        </text:list-item>
        <text:list-item>
          <text:p text:style-name="P67"><text:span text:style-name="T25">kernel-package</text:span>: <text:span text:style-name="T69">p</text:span><text:span text:style-name="T70">rove a</text:span><text:span text:style-name="T71">s</text:span><text:span text:style-name="T70"> </text:span><text:span text:style-name="T71">ferramentas</text:span><text:span text:style-name="T70"> </text:span><text:span text:style-name="T71">para criação de</text:span><text:span text:style-name="T70"> pacotes debian contendo uma imagem de kernel ou seus cabeçalhos. </text:span><text:span text:style-name="T71">Estes pacotes são utilizados para instalação de um novo kernel em um sistema Debian e seus derivados.</text:span></text:p>
        </text:list-item>
        <text:list-item>
          <text:p text:style-name="P67"><text:span text:style-name="T25">libssl-dev</text:span>: biblioteca para utilização de recursos SSL e OpenSSL.</text:p>
        </text:list-item>
        <text:list-item>
          <text:p text:style-name="P67"><text:span text:style-name="T25">ncurses-dev</text:span>: bibliotecas utilizadas pelo <text:span text:style-name="T69">utilitário de configuração do kernel, menuconfig.</text:span></text:p>
        </text:list-item>
        <text:list-item>
          <text:p text:style-name="P67"><text:span text:style-name="T25">xz-utils</text:span>: utilitários para a manipulação de arquivos comprimidos utilizando o algoritmo xz.</text:p>
        </text:list-item>
      </text:list>
      <text:p text:style-name="P12"><text:span text:style-name="T67">Sendo</text:span> instalados por meio do comando:</text:p>
      <text:list xml:id="list2690787810266234451" text:style-name="L10">
        <text:list-item>
          <text:p text:style-name="P68"><text:span text:style-name="T28">#</text:span><text:span text:style-name="T25">apt-get install fakeroot build-essential ncurses-dev xz-utils libssl-dev bc</text:span></text:p>
        </text:list-item>
      </text:list>
      <text:p text:style-name="P4">Para instalar o pacote <text:s/><text:span text:style-name="T25">kernel-package</text:span> foi usado o comando:</text:p>
      <text:list xml:id="list153023389964783" text:continue-numbering="true" text:style-name="L10">
        <text:list-item>
          <text:p text:style-name="P91"><text:span text:style-name="T30">#apt-get </text:span><text:span text:style-name="Source_20_Text"><text:span text:style-name="T29">--no-install-recommends</text:span></text:span><text:span text:style-name="T29"> <text:s/></text:span><text:span text:style-name="T30">install <text:s/>kernel-package</text:span></text:p>
        </text:list-item>
      </text:list>
      <text:p text:style-name="P5">A opção <text:span text:style-name="T25">–no-install-recommends</text:span> foi usada para que a instalação do pacote kernel-package não obrigasse a instalação de outros pacotes que não são realmente necessários para a compilação do kernel e a produção dos pacotes debian.</text:p>
      <text:h text:style-name="P106" text:outline-level="3">Obtendo os fontes e aplicando o patch</text:h>
      <text:p text:style-name="P12"><text:tab/><text:span text:style-name="T80">A</text:span> versão do kernel deve ser escolhida de acordo com a versão do patch que será aplicado, <text:span text:style-name="T80">neste caso a escolha foi pela versão 4.4.17.</text:span></text:p>
      <text:p text:style-name="P12"><text:tab/>Os fontes podem ser obtidos por meio dos comandos, <text:span text:style-name="T80">para o kernel</text:span>:</text:p>
      <text:list xml:id="list930328816448413546" text:style-name="L11">
        <text:list-item>
          <text:p text:style-name="P92"><text:span text:style-name="T82">$</text:span><text:span text:style-name="T81">wget https://www.kernel.org/pub/linux/kernel/v4.x/linux-4.4.17.tar.xz</text:span></text:p>
        </text:list-item>
      </text:list>
      <text:p text:style-name="P12"><text:span text:style-name="T83"><text:tab/></text:span><text:span text:style-name="T84">Para o patch:</text:span></text:p>
      <text:list xml:id="list153024277978229" text:continue-numbering="true" text:style-name="L11">
        <text:list-item>
          <text:p text:style-name="P93"><text:span text:style-name="T89">$</text:span><text:span text:style-name="T88">wget https://www.kernel.org/pub/linux/kernel/projects/rt/4.4/older/patch-4.4.17-rt25.patch.xz</text:span></text:p>
        </text:list-item>
      </text:list>
      <text:p text:style-name="P12"><text:tab/>Após o download dos fontes, os arquivos devem ser descompactados. <text:span text:style-name="T80">Para descompactar o kernel</text:span>:</text:p>
      <text:list xml:id="list5712278321782971002" text:style-name="L12">
        <text:list-item>
          <text:p text:style-name="P69"><text:span text:style-name="T32">$</text:span><text:span text:style-name="T25">xz -cd linux-4.4.17.tar.xz </text:span></text:p>
        </text:list-item>
        <text:list-item>
          <text:p text:style-name="P58"><text:soft-page-break/>$tar xvf linux-4.4.17.tar</text:p>
        </text:list-item>
      </text:list>
      <text:p text:style-name="P12"><text:tab/><text:span text:style-name="T80">Após a descompactação, u</text:span>ma pasta chamada linux-4.4-17 <text:span text:style-name="T80">é </text:span>criada. Dentro desta pasta o arquivo do patch deverá ser descompactado e aplicado ao kernel:</text:p>
      <text:list xml:id="list1051565136896180253" text:style-name="L13">
        <text:list-item>
          <text:p text:style-name="P59"><text:span text:style-name="T90">$</text:span>cd linux-4.4.17</text:p>
        </text:list-item>
        <text:list-item>
          <text:p text:style-name="P70"><text:span text:style-name="T32">$</text:span><text:span text:style-name="T25">xzcat ../patch-4.4.17-rt25.patch.xz | patch -p1</text:span></text:p>
        </text:list-item>
      </text:list>
      <text:h text:style-name="P106" text:outline-level="3">Co<text:span text:style-name="T66">nfigurando o kernel </text:span><text:span text:style-name="T91">(Revisar: </text:span><text:span text:style-name="T92">Adicionar os resultados obtidos com a análise dos processo usando o cyclictest</text:span><text:span text:style-name="T91">)</text:span></text:h>
      <text:p text:style-name="P12"><text:tab/>Após a aplicação do patch <text:span text:style-name="T96">foi realizada a </text:span>configuração do kernel. Esta configuração está presente no arquivo .config. Antes de executar o utilitário de configuração, uma cópia das configurações do kernel <text:span text:style-name="T96">padrão da distribuição foi feita para comparações futuras</text:span>:</text:p>
      <text:list xml:id="list8881035763590464853" text:style-name="L14">
        <text:list-item>
          <text:p text:style-name="P71"><text:span text:style-name="T33">$</text:span><text:span text:style-name="T25">cp /boot/config-$(uname -r) .config_</text:span><text:span text:style-name="T34">STD</text:span></text:p>
        </text:list-item>
      </text:list>
      <text:p text:style-name="P12"><text:tab/>Para configurar o kernel será utilizado o utilitário <text:span text:style-name="T25">menuconfig</text:span>:</text:p>
      <text:list xml:id="list3538084791101235857" text:style-name="L15">
        <text:list-item>
          <text:p text:style-name="P72"><text:span text:style-name="T33">$</text:span><text:span text:style-name="T25">make menuconfig</text:span></text:p>
        </text:list-item>
      </text:list>
      <text:p text:style-name="P6"><text:tab/>Neste ponto foram geradas <text:span text:style-name="T97">diversas</text:span> versões do arquivo <text:span text:style-name="T98">de configuração a fim de chegar a um kernel que fosse o menos intrusivo possível no comportamento geral do sistema e em particular nas aplicações de tempo real</text:span>. <text:span text:style-name="T97">Neste processo foram testadas algumas configurações sugeridas na documentação do patch</text:span> <text:span text:style-name="T97">e outras identificadas por meio dos testes usando o programa, presente na suite de testes do patch PREEMPT-RT, cyclictest. As configurações alteradas foram:</text:span></text:p>
      <text:list xml:id="list5250509004596180073" text:style-name="L16">
        <text:list-item>
          <text:p text:style-name="P73">.config_<text:span text:style-name="T99">V1</text:span>:</text:p>
          <text:list>
            <text:list-item>
              <text:p text:style-name="P73">Definição do sistema como de 32bits.</text:p>
              <text:list>
                <text:list-item>
                  <text:p text:style-name="P74">Para tornar o kernel compatível com a arquitetura <text:s/>do processador utilizado pelo sistema.</text:p>
                </text:list-item>
              </text:list>
            </text:list-item>
            <text:list-item>
              <text:p text:style-name="P75">Seleção da opção High Resolution Timer Support.</text:p>
              <text:list>
                <text:list-item>
                  <text:p text:style-name="P75">Na versão 4.4.17 do kernel esta opção já está selecionado como padrão, e sua habilitação é recomendada pela documentação do patch <text:span text:style-name="T100">PREEMPT-</text:span>RT.</text:p>
                </text:list-item>
              </text:list>
            </text:list-item>
            <text:list-item>
              <text:p text:style-name="P73">Otimização para arquitetura <text:span text:style-name="T101">Pentium-Classic</text:span>.</text:p>
              <text:list>
                <text:list-item>
                  <text:p text:style-name="P74">Esta configuração foi escolhida visando uma menor interferência da arquitetura do processador no desempenho geral do sistema e tornar o kernel mais genérico.</text:p>
                </text:list-item>
                <text:list-item>
                  <text:p text:style-name="P76">Inicialmente foi adotado o processador 486 como referência, porém o RTAI apresenta um erro de compilação quando aponta para um kernel com esta configuração. <text:span text:style-name="T102">Esta configuração foi alterada para Pentium-Classic.</text:span></text:p>
                </text:list-item>
              </text:list>
            </text:list-item>
            <text:list-item>
              <text:p text:style-name="P73">Habilitação da opção <text:span text:style-name="T72">Fully Preemptible Kernel (RT).</text:span></text:p>
              <text:list>
                <text:list-item>
                  <text:p text:style-name="P74"><text:span text:style-name="T72">Configuração obrigatória para que o sistema trabalhe como um sistema de tempo real crítico. </text:span><text:span text:style-name="T73">Esta configuração só estará disponível em um kernel cujo patch </text:span><text:span text:style-name="T74">PREEMPT-</text:span><text:span text:style-name="T73">RT foi aplicado</text:span><text:span text:style-name="T75">. </text:span><text:span text:style-name="T76">Com a ativação desta opção, todo o kernel, com exceção de algumas </text:span><text:soft-page-break/><text:span text:style-name="T76">regiões críticas, se tornará preemptivel.</text:span></text:p>
                </text:list-item>
              </text:list>
            </text:list-item>
            <text:list-item>
              <text:p text:style-name="P77">Desabilitar a opção Debug Preemptible Kernel.</text:p>
              <text:list>
                <text:list-item>
                  <text:p text:style-name="P78">Tem sua desabilitação recomendada pela documentação do patch <text:span text:style-name="T103">PREEMPT-</text:span>RT por aumentar a latência do sistema.</text:p>
                </text:list-item>
              </text:list>
            </text:list-item>
            <text:list-item>
              <text:p text:style-name="P79">Desabilitar a opção Debug the x86 FPU <text:span text:style-name="T104">C</text:span>ode.</text:p>
              <text:list>
                <text:list-item>
                  <text:p text:style-name="P78">Assim como a opção anterior deve ser desabilitada.</text:p>
                </text:list-item>
              </text:list>
            </text:list-item>
            <text:list-item>
              <text:p text:style-name="P77">Definição da frequência do relógio em 1000Hz. <text:span text:style-name="T178">(Ver o nome da opção)</text:span></text:p>
              <text:list>
                <text:list-item>
                  <text:p text:style-name="P80">Configuração recomendada pela documentação do kern<text:span text:style-name="T105">e</text:span>l para sistemas que precisem de respostas rápidas <text:span text:style-name="T106">a eventos interativos. </text:span><text:span text:style-name="T107">(Sua real necessidade não foi testada).</text:span></text:p>
                </text:list-item>
              </text:list>
            </text:list-item>
          </text:list>
        </text:list-item>
        <text:list-item>
          <text:p text:style-name="P73"><text:span text:style-name="T72">.config_</text:span><text:span text:style-name="T77">V2</text:span><text:span text:style-name="T72">:</text:span></text:p>
          <text:list>
            <text:list-item>
              <text:p text:style-name="P77">Desabilitar a opção SMP.</text:p>
              <text:list>
                <text:list-item>
                  <text:p text:style-name="P78">Embora existam formas de trabalhar com sistemas que tenham suporte a SMP utilizando o patch <text:span text:style-name="T103">PREEMPT-</text:span>RT, esta opção foi desabilitada para que a arquitetura do processador interfira da menor forma possível no desempenho do sistema.</text:p>
                </text:list-item>
              </text:list>
            </text:list-item>
            <text:list-item>
              <text:p text:style-name="P73"><text:span text:style-name="T72">Desabilitar as opções ACPI. </text:span><text:span text:style-name="T78">(Hibernation, ACPI, APM, Power Management Debug Suporte).</text:span></text:p>
              <text:list>
                <text:list-item>
                  <text:p text:style-name="P82"><text:span text:style-name="T78">T</text:span><text:span text:style-name="T72">em sua remoção do kernel sugerida pela documentação do patch </text:span><text:span text:style-name="T79">PREEMPT-</text:span><text:span text:style-name="T72">RT por influir severamente no comportamento do sistema, como o hardware escolhido foi um netbook, sua intrusão torna-se ainda mais relevante.</text:span></text:p>
                </text:list-item>
              </text:list>
            </text:list-item>
          </text:list>
        </text:list-item>
        <text:list-item>
          <text:p text:style-name="P73"><text:span text:style-name="T72">.config_</text:span><text:span text:style-name="T77">V3</text:span><text:span text:style-name="T72">:</text:span></text:p>
          <text:list>
            <text:list-item>
              <text:p text:style-name="P81">Power Management Debug Support</text:p>
            </text:list-item>
            <text:list-item>
              <text:p text:style-name="P77">Desabilitar a opção CPU Frequency Scaling.</text:p>
              <text:list>
                <text:list-item>
                  <text:p text:style-name="P78">Impede que o sistema altere a frequência do processador e interfira no desempenho do sistema.</text:p>
                </text:list-item>
              </text:list>
            </text:list-item>
            <text:list-item>
              <text:p text:style-name="P77">Desabilitar a opção IDLE.</text:p>
              <text:list>
                <text:list-item>
                  <text:p text:style-name="P78">Como a opção anterior, impede que o sistema altere a performance do processador com fins de poupança de energia. Este recurso se mostrou extremamente intrusivo no comportamento geral do sistema, tendo sido apontado diversas vezes pelo programa cyclictes<text:span text:style-name="T108">ts</text:span> como a principal causa de a<text:span text:style-name="T109">u</text:span>mento da latência do sistema.</text:p>
                </text:list-item>
              </text:list>
            </text:list-item>
          </text:list>
        </text:list-item>
      </text:list>
      <text:h text:style-name="P106" text:outline-level="3">Compilando o kernel e gerando os pacotes de instalação</text:h>
      <text:p text:style-name="P12"><text:tab/>Tendo <text:span text:style-name="T110">salvo </text:span>o <text:span text:style-name="T110">arquivo de configuração</text:span>, o kernel <text:span text:style-name="T96">pôde</text:span> ser compilado e os pacotes <text:span text:style-name="T111">debian</text:span> gerados:</text:p>
      <text:list xml:id="list2491066419363759635" text:style-name="L17">
        <text:list-item>
          <text:p text:style-name="P83"><text:span text:style-name="T35">#</text:span><text:span text:style-name="T25">fakeroot make-kpkg --initrd --revision=1.0.</text:span><text:span text:style-name="T36">RTS</text:span><text:span text:style-name="T25"> kernel_image kernel_headers</text:span></text:p>
        </text:list-item>
      </text:list>
      <text:p text:style-name="P12"><text:tab/>Ao fim do processo de compilação dois arquivos <text:span text:style-name="T98">de pacotes debian</text:span> <text:span text:style-name="T96">foram</text:span> gerados na pasta <text:soft-page-break/><text:span text:style-name="T96">localizada </text:span>um nível acima da pasta onde se encontram os fontes do kernel:</text:p>
      <text:list xml:id="list7082723896390091788" text:style-name="L18">
        <text:list-item>
          <text:p text:style-name="P60">linux-headers-4.4.17-rt25_1.0.<text:span text:style-name="T96">RTS</text:span>_i386.deb</text:p>
        </text:list-item>
        <text:list-item>
          <text:p text:style-name="P84"><text:span text:style-name="T25">linux-image-4.4.17-rt25_1.0.</text:span><text:span text:style-name="T36">RTS</text:span><text:span text:style-name="T25">_i386.deb</text:span></text:p>
        </text:list-item>
      </text:list>
      <text:h text:style-name="P106" text:outline-level="3">Instalando o novo kernel</text:h>
      <text:p text:style-name="P12"><text:tab/>Para instalar o novo kernel,<text:span text:style-name="T112"> </text:span>execut<text:span text:style-name="T112">aram-se</text:span> o<text:span text:style-name="T113">s </text:span>comandos:</text:p>
      <text:list xml:id="list8286041742619212707" text:style-name="L19">
        <text:list-item>
          <text:p text:style-name="P61"><text:span text:style-name="T114">#</text:span>dpkg -i linux-headers-4.4.17-rt25_1.0.<text:span text:style-name="T96">RTS</text:span>_i386.deb</text:p>
        </text:list-item>
        <text:list-item>
          <text:p text:style-name="P85"><text:span text:style-name="T37">#</text:span><text:span text:style-name="T25">dpkg -i linux-image-4.4.17-rt25_1.0.</text:span><text:span text:style-name="T36">RTS</text:span><text:span text:style-name="T25">_i386.deb</text:span></text:p>
        </text:list-item>
      </text:list>
      <text:h text:style-name="P106" text:outline-level="3">Verificando a instalação</text:h>
      <text:p text:style-name="P25"><text:tab/>Para verificar se <text:span text:style-name="T115">a versão do </text:span>kernel atual <text:span text:style-name="T115">corresponde</text:span> <text:span text:style-name="T115">a</text:span>o que foi compilado e instalado:</text:p>
      <text:list xml:id="list2130442944909788521" text:style-name="L20">
        <text:list-item>
          <text:p text:style-name="P65"><text:span text:style-name="T116">$</text:span>uname -a</text:p>
        </text:list-item>
      </text:list>
      <text:p text:style-name="P25"><text:span text:style-name="T85"><text:tab/></text:span><text:span text:style-name="T86">O resultado d</text:span><text:span text:style-name="T87">o comando, entre outras informações, deve mostrar a indicação: PREEMPT RT, isso indica que o patch foi aplicado corretamente.</text:span></text:p>
      <text:h text:style-name="Heading_20_2" text:outline-level="2">Compilação e execução dos testes <text:span text:style-name="T130">rt-linux</text:span></text:h>
      <text:h text:style-name="Heading_20_3" text:outline-level="3">A suíte de testes</text:h>
      <text:p text:style-name="P25"><text:tab/>Junto aos utilitários fornecidos pelos desenvolvedores do kernel linux existe um conjunto de testes criados para avaliar diversos parâmetros dos sistemas de tempo real.</text:p>
      <text:p text:style-name="P25"><text:tab/><text:span text:style-name="T133">Neste trabalho foi executada a versão 1.0 dos testes.</text:span></text:p>
      <text:p text:style-name="P25"><text:span text:style-name="T117"><text:tab/>A </text:span>execução dos testes, <text:span text:style-name="T117">foi realizada inicialmente, para fins de comparação, em uma </text:span>instalação padrão do Debian 8.8 (jessie), <text:span text:style-name="T117">com </text:span>kernel <text:span text:style-name="T117">na </text:span>versão 3.16.0 <text:span text:style-name="T117">que já se encontra pré-instalado na distribuição. Em seguida os testes foram executados em três versões do kernel onde o patch rt-linux foi aplicado e algumas configurações foram alteradas para garantir uma menor latência no sistema.</text:span></text:p>
      <text:p text:style-name="P25"><text:tab/><text:span text:style-name="T117">Dentre os programas presentes no conjunto de testes foi executado o programa cyclictest.</text:span></text:p>
      <text:p text:style-name="P25">Este programa mede, com alto grau de precisão, a latência <text:s/>(jitter) de um número definido de tarefas (threads).</text:p>
      <text:p text:style-name="P7"><text:tab/>Para <text:span text:style-name="T118">ler a página de manual do programa basta executar, no diretório raiz da aplicação, o comando</text:span>:</text:p>
      <text:list xml:id="list8171722266936734542" text:style-name="L21">
        <text:list-item>
          <text:p text:style-name="P62">$man ./src/cyclictest/cyclictest.8</text:p>
        </text:list-item>
      </text:list>
      <text:h text:style-name="Heading_20_3" text:outline-level="3">Baixando os testes oficiais do patch <text:span text:style-name="T119">PREEMPT-RT</text:span></text:h>
      <text:p text:style-name="P8"><text:tab/>O download dos <text:span text:style-name="T120">fontes desses</text:span> testes pode ser feito pelo comando wget:</text:p>
      <text:list xml:id="list2553844729881745468" text:style-name="L22">
        <text:list-item>
          <text:p text:style-name="P86"><text:span text:style-name="T38">$wget https://www.kernel.org/pub/linux/utils/rt-tests/</text:span><text:span text:style-name="T25">rt-tests-1.0.tar.xz</text:span></text:p>
        </text:list-item>
      </text:list>
      <text:p text:style-name="P9"><text:tab/>Para descompactar:</text:p>
      <text:list xml:id="list4888221553410839239" text:style-name="L23">
        <text:list-item>
          <text:p text:style-name="P87"><text:soft-page-break/>$<text:span text:style-name="T32">$</text:span><text:span text:style-name="T25">xz -cd </text:span><text:span text:style-name="T39">rt-tests-1.0.tar.xz</text:span></text:p>
        </text:list-item>
        <text:list-item>
          <text:p text:style-name="P88"><text:span text:style-name="T39">$</text:span><text:span text:style-name="T25">tar xvf rt-tests-1.0.tar</text:span></text:p>
        </text:list-item>
      </text:list>
      <text:p text:style-name="P16"/>
      <text:p text:style-name="P17"><text:tab/>Outra forma de adquirir os fontes <text:span text:style-name="T121">mais atuais,</text:span> o repositório git do projeto <text:span text:style-name="T121">pode ser acessado usando os comandos</text:span>:</text:p>
      <text:list xml:id="list8399224761784046989" text:style-name="L24">
        <text:list-item>
          <text:p text:style-name="P99">$git clone git://git.kernel.org/pub/scm/utils/rt-tests/rt-tests.git</text:p>
        </text:list-item>
        <text:list-item>
          <text:p text:style-name="P100"><text:span text:style-name="T120">$</text:span>cd rt-tests</text:p>
        </text:list-item>
        <text:list-item>
          <text:p text:style-name="P100"><text:span text:style-name="T120">$</text:span>git checkout stable/v1.<text:span text:style-name="T121">1</text:span></text:p>
        </text:list-item>
      </text:list>
      <text:p text:style-name="P25"><text:tab/>Neste trabalho foi utilizada a versão rt-tests-1.<text:span text:style-name="T122">0, que no momento da escrita, era a versão estável mais atual.</text:span></text:p>
      <text:h text:style-name="Heading_20_3" text:outline-level="3">Compilação dos testes</text:h>
      <text:p text:style-name="P10"><text:tab/>Antes da compilação <text:span text:style-name="T123">os pacotes necessários foram instalados</text:span>:</text:p>
      <text:list xml:id="list6381099394518503208" text:style-name="L25">
        <text:list-item>
          <text:p text:style-name="P89"><text:span text:style-name="T27">b</text:span><text:span text:style-name="T25">uild-essential</text:span>: conjunto de ferramentas e bibliotecas usadas na construção do kernel Linux, como o compilador gcc, libc6-dev, gnu make etc, em distribuições Debian e Ubuntu.</text:p>
        </text:list-item>
        <text:list-item>
          <text:p text:style-name="P89"><text:span text:style-name="T40">l</text:span><text:span text:style-name="T25">ibnuma-dev:</text:span> biblioteca que proporciona recursos para o controle de recursos de escalonamento e distribuição de memória NUMA (Nom-Uniform Memory Architeture). </text:p>
        </text:list-item>
      </text:list>
      <text:p text:style-name="P11"><text:tab/>Para instalar:</text:p>
      <text:list xml:id="list7150534107042425291" text:style-name="L26">
        <text:list-item>
          <text:p text:style-name="P90"><text:span text:style-name="T28">#</text:span><text:span text:style-name="T41">apt-get install build-essential libnuma-dev</text:span></text:p>
        </text:list-item>
      </text:list>
      <text:p text:style-name="P18"><text:tab/>Para compilar os testes basta usar o comando <text:span text:style-name="T25">make</text:span> <text:span text:style-name="T124">no </text:span>diretório <text:span text:style-name="T124">dos testes (rt-tests-1.0)</text:span>:</text:p>
      <text:list xml:id="list4349849784374050713" text:style-name="L27">
        <text:list-item>
          <text:p text:style-name="P63">#make</text:p>
        </text:list-item>
      </text:list>
      <text:h text:style-name="Heading_20_3" text:outline-level="3">Executando o programa cyclictest</text:h>
      <text:p text:style-name="P25"><text:span text:style-name="T48"><text:tab/></text:span><text:span text:style-name="T49">O programa cyclictest </text:span><text:span text:style-name="T50">mede, com alto grau de precisão, a latência <text:s/>(jitter) de um número definido de tarefas (threads). </text:span><text:span text:style-name="T49">Este programa permite uma grande variedade de configurações por meio de opções em linha de comando, </text:span><text:span text:style-name="T51">detecção de processos que podem interferir no desempenho do sistema </text:span><text:span text:style-name="T52">e combinado com outros programas pode gerar histogramas relacionados a performance do sistema</text:span><text:span text:style-name="T51">.</text:span></text:p>
      <text:p text:style-name="P25"><text:span text:style-name="T53"><text:tab/>Inicialmente, o programa, executa uma thread principal, com prioridade padrão do sistema para aplicações de nível do usuário, </text:span><text:span text:style-name="T54">esta </text:span><text:span text:style-name="T53">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text:span><text:span text:style-name="T54">executada</text:span><text:span text:style-name="T53">, são computados e enviados </text:span><text:span text:style-name="T54">a </text:span><text:span text:style-name="T53">thread principal, que por sua fez calcula os valores de latência (jitter), mínima, máxima e média </text:span><text:span text:style-name="T54">para</text:span><text:span text:style-name="T53"> cada thread de tempo real </text:span><text:span text:style-name="T54">e os apresenta, de forma atualizada, no terminal</text:span><text:span text:style-name="T53">.</text:span></text:p>
      <text:p text:style-name="P25"><text:soft-page-break/><text:span text:style-name="T55"><text:tab/>Os testes iniciais foram executados para detectar</text:span><text:span text:style-name="T51"> funcionalidades do kernel, </text:span><text:span text:style-name="T56">além daquelas alteradas pelo patch e aquelas contidas na documentação do mesmo, </text:span><text:span text:style-name="T51">que </text:span><text:span text:style-name="T57">pudessem</text:span><text:span text:style-name="T51"> altera</text:span><text:span text:style-name="T57">r</text:span><text:span text:style-name="T51"> a performance do sistema e </text:span><text:span text:style-name="T58">desta forma serem removidas </text:span><text:span text:style-name="T57">a fim de</text:span><text:span text:style-name="T58"> </text:span><text:span text:style-name="T51">produzir uma versão adequada do </text:span><text:span text:style-name="T57">kernel</text:span><text:span text:style-name="T51">.</text:span></text:p>
      <text:p text:style-name="P25"><text:span text:style-name="T51"><text:tab/></text:span><text:span text:style-name="T56">Para estes testes iniciais </text:span><text:span text:style-name="T59">foi utilizado o comando:</text:span></text:p>
      <text:list xml:id="list4668930014029662509" text:style-name="L28">
        <text:list-item>
          <text:p text:style-name="P64">#./cyclictest -a -t -n -p99 -f -b100</text:p>
        </text:list-item>
      </text:list>
      <text:p text:style-name="P21"><text:span text:style-name="T44"><text:tab/>Neste comando os principais parâmetros são: </text:span><text:span text:style-name="T29">-f</text:span><text:span text:style-name="T44"> e </text:span><text:span text:style-name="T29">-b100</text:span><text:span text:style-name="T44">. O parâmetro </text:span><text:span text:style-name="T29">-b100</text:span><text:span text:style-name="T44"> indica que o monitoramento das threads deve ser interrompido e </text:span><text:span text:style-name="T60">o programa </text:span><text:span text:style-name="T31">cyclictest</text:span><text:span text:style-name="T60"> encerrado. O parâmetro </text:span><text:span text:style-name="T31">-f</text:span><text:span text:style-name="T60">, que só pode ser utilizado junto o parâmetro </text:span><text:span text:style-name="T31">-b</text:span><text:span text:style-name="T60">, habilita o uso da função </text:span><text:span text:style-name="T31">ftrace</text:span><text:span text:style-name="T60"> do kernel </text:span><text:span text:style-name="T93">(carece de fontes)</text:span><text:span text:style-name="T60">.</text:span></text:p>
      <text:p text:style-name="P21"><text:span text:style-name="T60"><text:tab/></text:span><text:span text:style-name="T61">De forma geral, este comando, </text:span><text:span text:style-name="T62">além de </text:span><text:span text:style-name="T61">monitora</text:span><text:span text:style-name="T62">r</text:span><text:span text:style-name="T61"> </text:span><text:span text:style-name="T62">a latência referente ao acionamento das</text:span><text:span text:style-name="T61"> threads </text:span><text:span text:style-name="T62">criadas pelo programa cyclictest </text:span><text:span text:style-name="T63">e ao detectar latência superior a 100 us interromper a execução do programa, ele aciona o recurso de rastreio Ftracer do kernel. </text:span></text:p>
      <text:p text:style-name="P22"><text:span text:style-name="T63">(</text:span><text:span text:style-name="T44">Pesquisar sobre o FTRACER)</text:span></text:p>
      <text:p text:style-name="P23">(Definir um intervalo de tempo limite)</text:p>
      <text:h text:style-name="Heading_20_3" text:outline-level="3">Definição <text:span text:style-name="T125">da</text:span> carga <text:span text:style-name="T126">para a execução do cyclictest</text:span></text:h>
      <text:p text:style-name="P25"><text:tab/><text:span text:style-name="T127">Para que os resultados da medição da latência do sistema seja válido, é preciso que o teste seja executado diversas vezes por um período de tempo, suficiente, longo e em conjunto com alguma aplicação que gere sobrecarga no sistema que possa simular o pior cenário possível para a execução de uma aplicação de tempo real.</text:span></text:p>
      <text:p text:style-name="P25"><text:tab/><text:span text:style-name="T126">Como o programa cyclictest mensura a latência do sistema, um cenário adequado de sobrecarga deve fazer uso intensivo do processador, que no pior caso deve estar com 100% de utilização de forma constante durante todo o período de execução do test.</text:span></text:p>
      <text:p text:style-name="P25"><text:tab/><text:span text:style-name="T128">Para obter um resultado que se aproximasse deste requisito, foram feitas algumas experiências com aplicações e comandos com alta demanda de utilização do processador como a compilação do kernel linux e a cópia de blocos do disco rígido com o comando </text:span><text:span text:style-name="T42">dd</text:span><text:span text:style-name="T128">, porém estes casos não mantém um uso constante de utilização e nem chegaram a mais que 80% de utilização do processador quando executados no sistema de testes.</text:span></text:p>
      <text:p text:style-name="P25"><text:tab/><text:span text:style-name="T129">Para atingir a carga desejada foi utilizada a solução proposta por Geunsik Lim, que consiste numa combinação dos comandos </text:span><text:span text:style-name="T42">taskset</text:span><text:span text:style-name="T128"> com o comando </text:span><text:span text:style-name="T42">ping</text:span><text:span text:style-name="T8">:</text:span></text:p>
      <text:list xml:id="list9096761833684855468" text:style-name="L29">
        <text:list-item>
          <text:p text:style-name="P66">#t<text:span text:style-name="T177">ask</text:span>set -c 0 /bin/ping -l 100000 -q -s 10 -f localhost</text:p>
        </text:list-item>
      </text:list>
      <text:p text:style-name="P24"><text:span text:style-name="T1"><text:tab/>Esta solução atingiu de forma praticamente constante utilização de 98% do processador no sistema em teste </text:span><text:span text:style-name="T9">quando executada junto a outros processos de mesma prioridade, outra vantagem deste comando é sua simplicidade e independência quanto a aquisição de códigos ou programas </text:span><text:soft-page-break/><text:span text:style-name="T9">externos a distribuição padrão, possibilitando sua execução em praticamente qualquer sistema</text:span><text:span text:style-name="T1">.</text:span></text:p>
      <text:p text:style-name="P2"><text:span text:style-name="T1">Para facilitar </text:span><text:span text:style-name="T2">sua</text:span><text:span text:style-name="T1"> execução foi criado o arquivo </text:span><text:span text:style-name="T25">carga.bash</text:span><text:span text:style-name="T1"> contendo a sequência de comandos citad</text:span><text:span text:style-name="T3">a</text:span><text:span text:style-name="T1">.</text:span></text:p>
      <text:h text:style-name="P112" text:outline-level="1">Construindo aplicações de tempo real <text:span text:style-name="T156">(PREEMPT-RT)</text:span></text:h>
      <text:p text:style-name="Text_20_body">Bibliografia:</text:p>
      <text:list xml:id="list5578923272485709049" text:style-name="L30">
        <text:list-item>
          <text:p text:style-name="P94"><text:span text:style-name="T140">[1</text:span>] <text:span text:style-name="T140">Linux Programmer's Manual – sched API, </text:span><text:a xlink:type="simple" xlink:href="http://man7.org/linux/man-pages/man7/sched.7.html" text:style-name="Internet_20_link" text:visited-style-name="Visited_20_Internet_20_Link"><text:span text:style-name="T140">http://man7.org/linux/man-</text:span></text:a><text:a xlink:type="simple" xlink:href="http://man7.org/linux/man-pages/man7/sched.7.html" text:style-name="Internet_20_link" text:visited-style-name="Visited_20_Internet_20_Link"><text:span text:style-name="T140">pages/man7/sched.7.html</text:span></text:a><text:span text:style-name="T140">, acessado em 19/04/2017.</text:span></text:p>
        </text:list-item>
        <text:list-item>
          <text:p text:style-name="P95"><text:span text:style-name="T157">[2] </text:span><text:bookmark text:name="firstHeading1"/>Build an RT-application, <text:a xlink:type="simple" xlink:href="https://rt.wiki.kernel.org/index.php/HOWTO:_Build_an_RT-application" text:style-name="Internet_20_link" text:visited-style-name="Visited_20_Internet_20_Link"><text:span text:style-name="T157">https://rt.wiki.kernel.org/index.php/HOWTO:_Build_an_RT-application</text:span></text:a><text:span text:style-name="T157">, acessado em 19/04/2017.</text:span></text:p>
        </text:list-item>
      </text:list>
      <text:h text:style-name="P104" text:outline-level="2">Compilando um programa</text:h>
      <text:p text:style-name="Text_20_body"><text:tab/>Para compilar um programa <text:span text:style-name="T155">escrito em C</text:span> como uma aplicação <text:span text:style-name="T155">de tempo real utilizamos a opção </text:span><text:span text:style-name="T43">-rtl</text:span><text:span text:style-name="T155"> para ligar as bibliotecas adequadas</text:span>:</text:p>
      <text:list xml:id="list5332116229818857323" text:style-name="L31">
        <text:list-item>
          <text:p text:style-name="P96">gcc -o teste_rt teste_rt.c -lrt</text:p>
        </text:list-item>
      </text:list>
      <text:h text:style-name="P105" text:outline-level="2"><text:span text:style-name="T154">Sched.h</text:span>:</text:h>
      <text:p text:style-name="P31"><text:tab/>Linux fornece um conjunto de chamadas de sistema, reunidas em sched.h, para o controle da execução de processos e threads <text:s/>por meio da configuração da prioridade e política de escalonamento.</text:p>
      <text:p text:style-name="P31"><text:tab/>Desde a versão 2.6.23, Linux utiliza o algoritmo de escalonamento Completely Fair Scheduler (CSF) em substituição ao algoritmo O.</text:p>
      <text:h text:style-name="P107" text:outline-level="3">Políticas de escalonamento:</text:h>
      <text:p text:style-name="P31"><text:tab/>O escalonador é o componente do kernel que decide qual será a ordem de execução das threads pela CPU. Cada thread possui sua própria política de escalonamento e um valor estático indicador de sua prioridade nesta política (variável sched_priority). O escalonador toma suas decisões baseadas no conhecimento da política de escalonamento e da prioridade de todas as threads do sistema.</text:p>
      <text:p text:style-name="P31"><text:tab/>Caso uma thread tenha selecionado alguma política de escalonamento que não se enquadre nas definições de tempo real (SCHED_OTHER, SCHED_IDLE, SCHED_BATCH) o valor de sua prioridade será ignorado pelo escalonador.</text:p>
      <text:p text:style-name="P31"><text:tab/>Threads com políticas de escalonamento de tempo real (SCHED_FIFO, SCHED_RR E SCHED_DEADLINE), tem sua ordem de escalonamento definido por meio de sua prioridade, esta pode variar de 1 (prioridade mais baixa) a 99 (prioridade mais alta). Estes valores implicam que todas a threads de tempo tem prioridade superior a das threads normais.</text:p>
      <text:p text:style-name="P31"><text:soft-page-break/><text:tab/>Conceitualmente, o escalonador mantém uma lista threads executáveis para cada valor possível de prioridade. Para determinar qual thread será executada pela CPU, o escalonador procura a lista com prioridade mais alta e que não esteja vazia e seleciona a primeira thread da lista.</text:p>
      <text:p text:style-name="P31"><text:tab/>A política de escalonamento de uma thread determina onde ela será inserida na lista de threads com mesma prioridade e como ela se moverá dentro desta lista.</text:p>
      <text:p text:style-name="P31"><text:tab/>Todo escalonamento é preventivo, <text:s/>se uma thread com uma prioridade mais alta que a thread <text:s/>em execução estiver pronta para executar, a thread em execução é suspensa e recolocada na fila de espera para seu nível de prioridade e a thread com prioridade maior será executada. A política de escalonamento determina apenas como as threads serão ordenadas dentro da fila de threads com prioridade estática iguais.</text:p>
      <text:h text:style-name="P108" text:outline-level="3">SCHED_FIFO: Escalonamento First In – First Out</text:h>
      <text:p text:style-name="P31"><text:tab/>SCHED_FIFO só pode ser utilizado por threads com prioridade superior a 0, o que significa que quando um thread com política de escalonamento configurada para SCHED_FIFO, torna-se executável, ela imediatamente antecipa sua execução a frente de outras threads com política de escalonamento configurada como SCHED_OTHER, SCHED_BATCH ou SCHED_IDLE. SCHED_FIFO é um algoritmo de escalonamento simples sem distribuição de tempo entre as threads. Nele são aplicadas as seguintes regras:</text:p>
      <text:list xml:id="list6446676971629658261" text:style-name="L32">
        <text:list-item>
          <text:p text:style-name="P97"><text:span text:style-name="T141">Uma thread que tenha sua execução precedida por outra thread de prioridade maior continuará no inicio da lista para sua prioridade e só será executada quando todas as threads de maior prioridade estiverem no estado bloqueado </text:span><text:span text:style-name="T138">(verificar os possíveis estados que um processo pode ter no Linux)</text:span><text:span text:style-name="T142">.</text:span></text:p>
        </text:list-item>
        <text:list-item>
          <text:p text:style-name="P97">Quando um thread tiver seu estado alterado para “executável”, ela será colocada no fim da lista correspondente a sua prioridade.</text:p>
        </text:list-item>
        <text:list-item>
          <text:p text:style-name="P98">Uma chamada as funções: sched_setscheduler(), sched_setparam() ou sched_setattr(), colocará a thread identificada pelo seu PID no início de da lista correspondente a sua prioridade, caso seu estado seja “executável”. Como consequência, esta thread pode antecipar sua execução a outra thread em execução com prioridade igual a sua.</text:p>
        </text:list-item>
        <text:list-item>
          <text:p text:style-name="P97">Uma thread que execute a chamada sched_yield() será colocada no final da lista.</text:p>
        </text:list-item>
        <text:list-item>
          <text:p text:style-name="P97">A exceção dos eventos citados acima nenhum outro moverá uma thread na lista de espera de execução com prioridades iguais.</text:p>
        </text:list-item>
        <text:list-item>
          <text:p text:style-name="P97">Uma thread é executada até que ele seja bloqueado por uma solicitação de E/S, seja <text:span text:style-name="T152">precedida por uma thread com prioridade mais alta ou quando executa a chamada de sistema sched_yield().</text:span></text:p>
        </text:list-item>
      </text:list>
      <text:h text:style-name="P109" text:outline-level="3"><text:soft-page-break/>SCHED_RR: Escalonamento Round-Robin</text:h>
      <text:p text:style-name="P32"><text:tab/>O escalonamento Round-Robin (RR) acrescenta algumas pequenas melhorias ao escalonamento FIFO. As características válidas para o escalonamento FIFO também se aplicam ao RR com a pequena diferença de que as threads escalonadas são executadas durante um intervalo de tempo máximo. Quando um thread configurada para escalonamento RR executo por um período de tempo igual ou superior ao quantum de tempo definido ela será colocada no final da lista correspondente a sua prioridade. Em RR, quando uma threada é interrompida por outra de prioridade maior e posteriormente volta a ser executada, esta executará pelo tempo restante de sua fatia de tempo. A duração da fatia de tempo destina a cada processo no escalonamento RR pode ser consultada pela chamada de sistema sched_rr_get_interval().</text:p>
      <text:h text:style-name="P110" text:outline-level="3">SCHED_DEADLINE: Escalonamento de tarefas esporádicas (DeadLine)</text:h>
      <text:p text:style-name="P31"><text:tab/><text:span text:style-name="T153">Este algorítimo foi incorporado a partir da versão 3.14 do Linux. Esta política de escalonamento implementa o algoritmo Global Earliest Deadline First (GEDF) em conjunto com </text:span><text:span text:style-name="T144">Constant Bandwidth Server (CBS) </text:span><text:span text:style-name="T145">[Ver o artigo Constant Bandwidth Server Revisited]</text:span><text:span text:style-name="T144">. Para utilizar EDF e configurar e verificar seus atributos devem ser usadas as chamadas de sistema (específicas do Linux) sched_setattr() e sched_getattr().</text:span></text:p>
      <text:p text:style-name="P31"><text:span text:style-name="T144"><text:tab/></text:span><text:span text:style-name="T146">Tarefas esporádicas executam uma sequência de atividades, onde cada uma é </text:span><text:span text:style-name="T147">executada </text:span><text:span text:style-name="T146">no máximo uma vez por ativação. Cada atividade possui um prazo no qual deve ser executada </text:span><text:span text:style-name="T148">(</text:span><text:span text:style-name="T146"> e um tempo de computação necessário para que seja concluída. </text:span><text:span text:style-name="T147">O momento em que </text:span><text:span text:style-name="T146">uma tarefa esporádica é ativada </text:span><text:span text:style-name="T147">é chamado “release time”, o prazo de execução absoluto é obtido pela soma momento de inicio da execução da tarefa com seu prazo máximo de execução.</text:span></text:p>
      <text:p text:style-name="P31"><text:span text:style-name="T147"><text:tab/></text:span><text:span text:style-name="T148">Ao definir a política de escalonamento de uma thread como SCHED_DEADLINE por meio da chamada sched_setattr(), é possível especificar três parâmetros: período, tempo de execução e deadline, </text:span><text:span text:style-name="T149">porém os parâmetros tempo de execução e deadline, não correspondem necessariamente aos termos definidos pelos trabalhos teóricos. A prática usual é definir o tempo de execução para algo maior que o tempo médio de computação ou, para tarefas de tempo real, maior que tempo de execução no pior caso. A especificação do deadline deve levar em consideração o jitter do sistema para a tarefa. </text:span><text:span text:style-name="T150">Estes parâmetros correspondem aos campos sched_runtime, sched_deadline e sched_period da estrutura sched_attr. Estes campos expressão valores em nanosegundos. Se no campo sched_period o valor for zero, o valor deste será interpretado como sendo igual ao valor de sched_deadline.</text:span></text:p>
      <text:p text:style-name="P29"><text:tab/>Na atribuição de valores para os campos de sched_attr e importante observar a seguinte restrição imposta pelo kernel:</text:p>
      <text:p text:style-name="P31"><text:span text:style-name="T150"><text:tab/></text:span><text:span text:style-name="T143">sched_runtime <text:s/>&lt;= <text:s/>sched_deadline <text:s/>&lt;= <text:s/>sched_period</text:span></text:p>
      <text:p text:style-name="P28"><text:tab/>Alem da restrição anterior, na atual implementação, todos os valores devem ser maior ou <text:soft-page-break/>iguais a 1024, ou seja valores de tempo um pouco maiores que um microssegundo, e menores que dois elevado a sexagésima terceira potência. Caso os valores não estejam dentro deste intervalo o erro EINVAL será emitido.</text:p>
      <text:p text:style-name="P28"><text:tab/>A implementação conjunta do algoritmo CBS, garante que as threads em execução não se estenderão além do tempo indicado pelo parâmetro sched_runtime.</text:p>
      <text:p text:style-name="P33"><text:span text:style-name="T150"><text:tab/></text:span><text:span text:style-name="T151">Para evitar que o escalonamento de um conjunto de threads não seja viável, o kernel executa um teste de admitância ao definir ou alterar a política e os atributos SCHED_DEADLINE. Caso o teste falhe um erro EBUSY é emitido.</text:span></text:p>
      <text:p text:style-name="P27"><text:tab/>Threads configurados para SCHED_DEADLINE são as de maior prioridade dentro do sistema (dentre as controladas pelo usuário). A execução de qualquer thread SCHED_DEADLINE irá antecipar qualquer thread configurada para as outras diretivas.</text:p>
      <text:p text:style-name="P27"><text:tab/>Threads não podem utilizar a chamada de função fork(), quando isso ocorrer o erro EAGAIN será emitido.</text:p>
      <text:p text:style-name="P30"><text:tab/>Quando uma thread executar a chamada de sistema sched_yield() terminará a execução atual e aguardará um novo período para começ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2" svg:font-family="'Times New Roman'"/>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Times New Roman1" svg:font-family="'Times New Roman'" style:font-adornments="Negrito"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Times New Roman1" fo:font-family="'Times New Roman'" style:font-style-name="Negrito" style:font-family-generic="roman"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Negrito" style:font-family-generic="roman"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Times New Roman1" fo:font-family="'Times New Roman'" style:font-style-name="Negrito" style:font-family-generic="roman" style:font-pitch="variable" fo:font-size="14pt"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28M18S</meta:editing-duration>
    <meta:editing-cycles>34</meta:editing-cycles>
    <meta:generator>LibreOffice/5.1.1.3$Windows_X86_64 LibreOffice_project/89f508ef3ecebd2cfb8e1def0f0ba9a803b88a6d</meta:generator>
    <dc:date>2017-12-04T15:30:22.513000000</dc:date>
    <meta:document-statistic meta:table-count="0" meta:image-count="0" meta:object-count="0" meta:page-count="14" meta:paragraph-count="217" meta:word-count="4358" meta:character-count="29311" meta:non-whitespace-character-count="25184"/>
    <meta:user-defined meta:name="Info 1"/>
    <meta:user-defined meta:name="Info 2"/>
    <meta:user-defined meta:name="Info 3"/>
    <meta:user-defined meta:name="Info 4"/>
  </office:meta>
</office:document-meta>
</file>